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0.4866in"/>
    </style:style>
    <style:style style:name="co3" style:family="table-column">
      <style:table-column-properties fo:break-before="auto" style:column-width="0.2043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3437in"/>
    </style:style>
    <style:style style:name="co7" style:family="table-column">
      <style:table-column-properties fo:break-before="auto" style:column-width="0.4945in"/>
    </style:style>
    <style:style style:name="co8" style:family="table-column">
      <style:table-column-properties fo:break-before="auto" style:column-width="0.300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346in solid #000000" style:text-align-source="fix" style:repeat-content="false" fo:border-left="none" fo:border-right="0.013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346in solid #000000" fo:border-left="none" fo:border-right="0.0346in solid #000000" fo:border-top="none"/>
    </style:style>
    <style:style style:name="ce4" style:family="table-cell" style:parent-style-name="Default">
      <style:table-cell-properties fo:border-bottom="none" fo:border-left="none" fo:border-right="0.0346in solid #000000" fo:border-top="none"/>
    </style:style>
    <style:style style:name="ce5" style:family="table-cell" style:parent-style-name="Default" style:data-style-name="N117">
      <style:table-cell-properties fo:border-bottom="0.0346in solid #000000" style:text-align-source="fix" style:repeat-content="false" fo:border-left="0.0346in solid #000000" fo:border-right="0.0346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346in solid #000000" style:text-align-source="fix" style:repeat-content="false" fo:border-left="none" fo:border-right="0.0346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346in solid #000000" style:text-align-source="fix" style:repeat-content="false" fo:border-left="0.0346in solid #000000" fo:border-right="0.0346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346in solid #000000" fo:border-right="0.0346in solid #000000" fo:border-top="none"/>
    </style:style>
    <style:style style:name="ce9" style:family="table-cell" style:parent-style-name="Default" style:data-style-name="N11">
      <style:table-cell-properties fo:border-bottom="none" style:text-align-source="fix" style:repeat-content="false" fo:border-left="none" fo:border-right="0.0346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1">
      <style:table-cell-properties fo:border-bottom="none" fo:border-left="none" fo:border-right="0.0346in solid #000000" fo:border-top="none"/>
    </style:style>
    <style:style style:name="ce11" style:family="table-cell" style:parent-style-name="Default" style:data-style-name="N11">
      <style:table-cell-properties fo:border-bottom="none" fo:border-left="none" fo:border-right="0.0346in solid #000000" fo:border-top="0.0346in solid #000000"/>
    </style:style>
    <style:style style:name="ce12" style:family="table-cell" style:parent-style-name="Default" style:data-style-name="N119"/>
    <style:style style:name="ce13" style:family="table-cell" style:parent-style-name="Default" style:data-style-name="N119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shapes>
          <draw:frame draw:z-index="0" draw:style-name="gr1" svg:width="5.0339in" svg:height="3.6417in" svg:x="8.6063in" svg:y="0.2823in">
            <draw:object draw:notify-on-update-of-ranges="Sheet1.P6:Sheet1.P15 Sheet1.Q6:Sheet1.Q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column table:style-name="co3" table:default-cell-style-name="ce8"/>
        <table:table-column table:style-name="co4" table:number-columns-repeated="3" table:default-cell-style-name="Default"/>
        <table:table-column table:style-name="co3" table:default-cell-style-name="ce8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2"/>
        <table:table-column table:style-name="co8" table:default-cell-style-name="Default"/>
        <table:table-row table:style-name="ro1">
          <table:table-cell table:style-name="ce1" office:value-type="string">
            <text:p>MWR</text:p>
          </table:table-cell>
          <table:table-cell table:style-name="ce2" office:value-type="string">
            <text:p>MNU</text:p>
          </table:table-cell>
          <table:table-cell table:style-name="ce3"/>
          <table:table-cell table:style-name="ce5" office:value-type="string" table:number-columns-spanned="2" table:number-rows-spanned="1">
            <text:p>Nom.</text:p>
          </table:table-cell>
          <table:covered-table-cell table:style-name="ce6"/>
          <table:table-cell table:style-name="ce7"/>
          <table:table-cell table:style-name="ce5" office:value-type="string" table:number-columns-spanned="3" table:number-rows-spanned="1">
            <text:p>TrigEff Unc. hi</text:p>
          </table:table-cell>
          <table:covered-table-cell table:style-name="ce1"/>
          <table:covered-table-cell table:style-name="ce9"/>
          <table:table-cell table:style-name="ce7"/>
          <table:table-cell table:style-name="ce5" office:value-type="string" table:number-columns-spanned="3" table:number-rows-spanned="1">
            <text:p>TrigEff Unc. lo</text:p>
          </table:table-cell>
          <table:covered-table-cell table:style-name="ce1"/>
          <table:covered-table-cell table:style-name="ce9"/>
          <table:table-cell table:style-name="ce9"/>
          <table:table-cell table:number-columns-repeated="3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100">
            <text:p>100</text:p>
          </table:table-cell>
          <table:table-cell/>
          <table:table-cell office:value-type="float" office:value="16.71">
            <text:p>16.71</text:p>
          </table:table-cell>
          <table:table-cell office:value-type="float" office:value="9.35">
            <text:p>9.35</text:p>
          </table:table-cell>
          <table:table-cell/>
          <table:table-cell office:value-type="float" office:value="16.71">
            <text:p>16.71</text:p>
          </table:table-cell>
          <table:table-cell office:value-type="float" office:value="9.35">
            <text:p>9.35</text:p>
          </table:table-cell>
          <table:table-cell table:style-name="ce10" table:formula="of:=([.G2]-[.$D2])/[.$D2]" office:value-type="percentage" office:value="0">
            <text:p>0.00%</text:p>
          </table:table-cell>
          <table:table-cell/>
          <table:table-cell office:value-type="float" office:value="16.67">
            <text:p>16.67</text:p>
          </table:table-cell>
          <table:table-cell office:value-type="float" office:value="9.33">
            <text:p>9.33</text:p>
          </table:table-cell>
          <table:table-cell table:style-name="ce10" table:formula="of:=([.K2]-[.$D2])/[.$D2]" office:value-type="percentage" office:value="-0.00239377618192694">
            <text:p>-0.24%</text:p>
          </table:table-cell>
          <table:table-cell table:style-name="ce11" table:formula="of:=MAX([.I2];ABS([.M2]))" office:value-type="percentage" office:value="0.00239377618192694">
            <text:p>0.24%</text:p>
          </table:table-cell>
          <table:table-cell table:number-columns-repeated="3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200">
            <text:p>200</text:p>
          </table:table-cell>
          <table:table-cell/>
          <table:table-cell office:value-type="float" office:value="44.69">
            <text:p>44.69</text:p>
          </table:table-cell>
          <table:table-cell office:value-type="float" office:value="28.11">
            <text:p>28.11</text:p>
          </table:table-cell>
          <table:table-cell/>
          <table:table-cell office:value-type="float" office:value="44.74">
            <text:p>44.74</text:p>
          </table:table-cell>
          <table:table-cell office:value-type="float" office:value="28.14">
            <text:p>28.14</text:p>
          </table:table-cell>
          <table:table-cell table:style-name="ce10" table:formula="of:=([.G3]-[.$D3])/[.$D3]" office:value-type="percentage" office:value="0.00111881852763491">
            <text:p>0.11%</text:p>
          </table:table-cell>
          <table:table-cell/>
          <table:table-cell office:value-type="float" office:value="44.59">
            <text:p>44.59</text:p>
          </table:table-cell>
          <table:table-cell office:value-type="float" office:value="28.05">
            <text:p>28.05</text:p>
          </table:table-cell>
          <table:table-cell table:style-name="ce10" table:formula="of:=([.K3]-[.$D3])/[.$D3]" office:value-type="percentage" office:value="-0.00223763705526951">
            <text:p>-0.22%</text:p>
          </table:table-cell>
          <table:table-cell table:style-name="ce10" table:formula="of:=MAX([.I3];ABS([.M3]))" office:value-type="percentage" office:value="0.00223763705526951">
            <text:p>0.22%</text:p>
          </table:table-cell>
          <table:table-cell table:number-columns-repeated="3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  <table:table-cell/>
          <table:table-cell office:value-type="float" office:value="49.43">
            <text:p>49.43</text:p>
          </table:table-cell>
          <table:table-cell office:value-type="float" office:value="37.03">
            <text:p>37.03</text:p>
          </table:table-cell>
          <table:table-cell/>
          <table:table-cell office:value-type="float" office:value="49.61">
            <text:p>49.61</text:p>
          </table:table-cell>
          <table:table-cell office:value-type="float" office:value="37.16">
            <text:p>37.16</text:p>
          </table:table-cell>
          <table:table-cell table:style-name="ce10" table:formula="of:=([.G4]-[.$D4])/[.$D4]" office:value-type="percentage" office:value="0.0036415132510621">
            <text:p>0.36%</text:p>
          </table:table-cell>
          <table:table-cell/>
          <table:table-cell office:value-type="float" office:value="49.35">
            <text:p>49.35</text:p>
          </table:table-cell>
          <table:table-cell office:value-type="float" office:value="36.97">
            <text:p>36.97</text:p>
          </table:table-cell>
          <table:table-cell table:style-name="ce10" table:formula="of:=([.K4]-[.$D4])/[.$D4]" office:value-type="percentage" office:value="-0.00161845033380535">
            <text:p>-0.16%</text:p>
          </table:table-cell>
          <table:table-cell table:style-name="ce10" table:formula="of:=MAX([.I4];ABS([.M4]))" office:value-type="percentage" office:value="0.0036415132510621">
            <text:p>0.36%</text:p>
          </table:table-cell>
          <table:table-cell table:number-columns-repeated="3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400">
            <text:p>400</text:p>
          </table:table-cell>
          <table:table-cell/>
          <table:table-cell office:value-type="float" office:value="37.68">
            <text:p>37.68</text:p>
          </table:table-cell>
          <table:table-cell office:value-type="float" office:value="38.98">
            <text:p>38.98</text:p>
          </table:table-cell>
          <table:table-cell/>
          <table:table-cell office:value-type="float" office:value="37.72">
            <text:p>37.72</text:p>
          </table:table-cell>
          <table:table-cell office:value-type="float" office:value="39.02">
            <text:p>39.02</text:p>
          </table:table-cell>
          <table:table-cell table:style-name="ce10" table:formula="of:=([.G5]-[.$D5])/[.$D5]" office:value-type="percentage" office:value="0.00106157112526537">
            <text:p>0.11%</text:p>
          </table:table-cell>
          <table:table-cell/>
          <table:table-cell office:value-type="float" office:value="37.59">
            <text:p>37.59</text:p>
          </table:table-cell>
          <table:table-cell office:value-type="float" office:value="38.89">
            <text:p>38.89</text:p>
          </table:table-cell>
          <table:table-cell table:style-name="ce10" table:formula="of:=([.K5]-[.$D5])/[.$D5]" office:value-type="percentage" office:value="-0.00238853503184704">
            <text:p>-0.24%</text:p>
          </table:table-cell>
          <table:table-cell table:style-name="ce10" table:formula="of:=MAX([.I5];ABS([.M5]))" office:value-type="percentage" office:value="0.00238853503184704">
            <text:p>0.24%</text:p>
          </table:table-cell>
          <table:table-cell table:number-columns-repeated="3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500">
            <text:p>500</text:p>
          </table:table-cell>
          <table:table-cell/>
          <table:table-cell office:value-type="float" office:value="20.87">
            <text:p>20.87</text:p>
          </table:table-cell>
          <table:table-cell office:value-type="float" office:value="37.41">
            <text:p>37.41</text:p>
          </table:table-cell>
          <table:table-cell/>
          <table:table-cell office:value-type="float" office:value="20.92">
            <text:p>20.92</text:p>
          </table:table-cell>
          <table:table-cell office:value-type="float" office:value="37.5">
            <text:p>37.5</text:p>
          </table:table-cell>
          <table:table-cell table:style-name="ce10" table:formula="of:=([.G6]-[.$D6])/[.$D6]" office:value-type="percentage" office:value="0.00239578342117876">
            <text:p>0.24%</text:p>
          </table:table-cell>
          <table:table-cell/>
          <table:table-cell office:value-type="float" office:value="20.83">
            <text:p>20.83</text:p>
          </table:table-cell>
          <table:table-cell office:value-type="float" office:value="37.34">
            <text:p>37.34</text:p>
          </table:table-cell>
          <table:table-cell table:style-name="ce10" table:formula="of:=([.K6]-[.$D6])/[.$D6]" office:value-type="percentage" office:value="-0.00191662673694311">
            <text:p>-0.19%</text:p>
          </table:table-cell>
          <table:table-cell table:style-name="ce10" table:formula="of:=MAX([.I6];ABS([.M6]))" office:value-type="percentage" office:value="0.00239578342117876">
            <text:p>0.24%</text:p>
          </table:table-cell>
          <table:table-cell/>
          <table:table-cell table:style-name="ce13" office:value-type="percentage" office:value="0.001">
            <text:p>0.1%</text:p>
          </table:table-cell>
          <table:table-cell table:number-matrix-columns-spanned="1" table:number-matrix-rows-spanned="11" table:formula="of:=FREQUENCY([.N5:.N106];[.P6:.P15])" office:value-type="float" office:value="6">
            <text:p>6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600">
            <text:p>600</text:p>
          </table:table-cell>
          <table:table-cell/>
          <table:table-cell office:value-type="float" office:value="4.901">
            <text:p>4.9</text:p>
          </table:table-cell>
          <table:table-cell office:value-type="float" office:value="26.03">
            <text:p>26.03</text:p>
          </table:table-cell>
          <table:table-cell/>
          <table:table-cell office:value-type="float" office:value="4.918">
            <text:p>4.92</text:p>
          </table:table-cell>
          <table:table-cell office:value-type="float" office:value="26.12">
            <text:p>26.12</text:p>
          </table:table-cell>
          <table:table-cell table:style-name="ce10" table:formula="of:=([.G7]-[.$D7])/[.$D7]" office:value-type="percentage" office:value="0.00346867986125288">
            <text:p>0.35%</text:p>
          </table:table-cell>
          <table:table-cell/>
          <table:table-cell office:value-type="float" office:value="4.887">
            <text:p>4.89</text:p>
          </table:table-cell>
          <table:table-cell office:value-type="float" office:value="25.96">
            <text:p>25.96</text:p>
          </table:table-cell>
          <table:table-cell table:style-name="ce10" table:formula="of:=([.K7]-[.$D7])/[.$D7]" office:value-type="percentage" office:value="-0.00285655988573747">
            <text:p>-0.29%</text:p>
          </table:table-cell>
          <table:table-cell table:style-name="ce10" table:formula="of:=MAX([.I7];ABS([.M7]))" office:value-type="percentage" office:value="0.00346867986125288">
            <text:p>0.35%</text:p>
          </table:table-cell>
          <table:table-cell/>
          <table:table-cell table:style-name="ce13" office:value-type="percentage" office:value="0.002">
            <text:p>0.2%</text:p>
          </table:table-cell>
          <table:table-cell office:value-type="float" office:value="43">
            <text:p>43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100">
            <text:p>100</text:p>
          </table:table-cell>
          <table:table-cell/>
          <table:table-cell office:value-type="float" office:value="7.965">
            <text:p>7.97</text:p>
          </table:table-cell>
          <table:table-cell office:value-type="float" office:value="7.95">
            <text:p>7.95</text:p>
          </table:table-cell>
          <table:table-cell/>
          <table:table-cell office:value-type="float" office:value="7.975">
            <text:p>7.98</text:p>
          </table:table-cell>
          <table:table-cell office:value-type="float" office:value="7.96">
            <text:p>7.96</text:p>
          </table:table-cell>
          <table:table-cell table:style-name="ce10" table:formula="of:=([.G8]-[.$D8])/[.$D8]" office:value-type="percentage" office:value="0.00125549278091648">
            <text:p>0.13%</text:p>
          </table:table-cell>
          <table:table-cell/>
          <table:table-cell office:value-type="float" office:value="7.965">
            <text:p>7.97</text:p>
          </table:table-cell>
          <table:table-cell office:value-type="float" office:value="7.95">
            <text:p>7.95</text:p>
          </table:table-cell>
          <table:table-cell table:style-name="ce10" table:formula="of:=([.K8]-[.$D8])/[.$D8]" office:value-type="percentage" office:value="0">
            <text:p>0.00%</text:p>
          </table:table-cell>
          <table:table-cell table:style-name="ce10" table:formula="of:=MAX([.I8];ABS([.M8]))" office:value-type="percentage" office:value="0.00125549278091648">
            <text:p>0.13%</text:p>
          </table:table-cell>
          <table:table-cell/>
          <table:table-cell table:style-name="ce13" office:value-type="percentage" office:value="0.003">
            <text:p>0.3%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200">
            <text:p>200</text:p>
          </table:table-cell>
          <table:table-cell/>
          <table:table-cell office:value-type="float" office:value="27.09">
            <text:p>27.09</text:p>
          </table:table-cell>
          <table:table-cell office:value-type="float" office:value="29.53">
            <text:p>29.53</text:p>
          </table:table-cell>
          <table:table-cell/>
          <table:table-cell office:value-type="float" office:value="27.13">
            <text:p>27.13</text:p>
          </table:table-cell>
          <table:table-cell office:value-type="float" office:value="29.57">
            <text:p>29.57</text:p>
          </table:table-cell>
          <table:table-cell table:style-name="ce10" table:formula="of:=([.G9]-[.$D9])/[.$D9]" office:value-type="percentage" office:value="0.00147655961609447">
            <text:p>0.15%</text:p>
          </table:table-cell>
          <table:table-cell/>
          <table:table-cell office:value-type="float" office:value="27.03">
            <text:p>27.03</text:p>
          </table:table-cell>
          <table:table-cell office:value-type="float" office:value="29.46">
            <text:p>29.46</text:p>
          </table:table-cell>
          <table:table-cell table:style-name="ce10" table:formula="of:=([.K9]-[.$D9])/[.$D9]" office:value-type="percentage" office:value="-0.0022148394241417">
            <text:p>-0.22%</text:p>
          </table:table-cell>
          <table:table-cell table:style-name="ce10" table:formula="of:=MAX([.I9];ABS([.M9]))" office:value-type="percentage" office:value="0.0022148394241417">
            <text:p>0.22%</text:p>
          </table:table-cell>
          <table:table-cell/>
          <table:table-cell table:style-name="ce13" office:value-type="percentage" office:value="0.004">
            <text:p>0.4%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300">
            <text:p>300</text:p>
          </table:table-cell>
          <table:table-cell/>
          <table:table-cell office:value-type="float" office:value="31.62">
            <text:p>31.62</text:p>
          </table:table-cell>
          <table:table-cell office:value-type="float" office:value="39.87">
            <text:p>39.87</text:p>
          </table:table-cell>
          <table:table-cell/>
          <table:table-cell office:value-type="float" office:value="31.66">
            <text:p>31.66</text:p>
          </table:table-cell>
          <table:table-cell office:value-type="float" office:value="39.93">
            <text:p>39.93</text:p>
          </table:table-cell>
          <table:table-cell table:style-name="ce10" table:formula="of:=([.G10]-[.$D10])/[.$D10]" office:value-type="percentage" office:value="0.00126502213788739">
            <text:p>0.13%</text:p>
          </table:table-cell>
          <table:table-cell/>
          <table:table-cell office:value-type="float" office:value="31.59">
            <text:p>31.59</text:p>
          </table:table-cell>
          <table:table-cell office:value-type="float" office:value="39.84">
            <text:p>39.84</text:p>
          </table:table-cell>
          <table:table-cell table:style-name="ce10" table:formula="of:=([.K10]-[.$D10])/[.$D10]" office:value-type="percentage" office:value="-0.000948766603415596">
            <text:p>-0.09%</text:p>
          </table:table-cell>
          <table:table-cell table:style-name="ce10" table:formula="of:=MAX([.I10];ABS([.M10]))" office:value-type="percentage" office:value="0.00126502213788739">
            <text:p>0.13%</text:p>
          </table:table-cell>
          <table:table-cell/>
          <table:table-cell table:style-name="ce13" office:value-type="percentage" office:value="0.005">
            <text:p>0.5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400">
            <text:p>400</text:p>
          </table:table-cell>
          <table:table-cell/>
          <table:table-cell office:value-type="float" office:value="29.56">
            <text:p>29.56</text:p>
          </table:table-cell>
          <table:table-cell office:value-type="float" office:value="45.96">
            <text:p>45.96</text:p>
          </table:table-cell>
          <table:table-cell/>
          <table:table-cell office:value-type="float" office:value="29.6">
            <text:p>29.6</text:p>
          </table:table-cell>
          <table:table-cell office:value-type="float" office:value="46.02">
            <text:p>46.02</text:p>
          </table:table-cell>
          <table:table-cell table:style-name="ce10" table:formula="of:=([.G11]-[.$D11])/[.$D11]" office:value-type="percentage" office:value="0.00135317997293649">
            <text:p>0.14%</text:p>
          </table:table-cell>
          <table:table-cell/>
          <table:table-cell office:value-type="float" office:value="29.51">
            <text:p>29.51</text:p>
          </table:table-cell>
          <table:table-cell office:value-type="float" office:value="45.89">
            <text:p>45.89</text:p>
          </table:table-cell>
          <table:table-cell table:style-name="ce10" table:formula="of:=([.K11]-[.$D11])/[.$D11]" office:value-type="percentage" office:value="-0.0016914749661704">
            <text:p>-0.17%</text:p>
          </table:table-cell>
          <table:table-cell table:style-name="ce10" table:formula="of:=MAX([.I11];ABS([.M11]))" office:value-type="percentage" office:value="0.0016914749661704">
            <text:p>0.17%</text:p>
          </table:table-cell>
          <table:table-cell/>
          <table:table-cell table:style-name="ce13" office:value-type="percentage" office:value="0.006">
            <text:p>0.6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500">
            <text:p>500</text:p>
          </table:table-cell>
          <table:table-cell/>
          <table:table-cell office:value-type="float" office:value="21.31">
            <text:p>21.31</text:p>
          </table:table-cell>
          <table:table-cell office:value-type="float" office:value="47.11">
            <text:p>47.11</text:p>
          </table:table-cell>
          <table:table-cell/>
          <table:table-cell office:value-type="float" office:value="21.35">
            <text:p>21.35</text:p>
          </table:table-cell>
          <table:table-cell office:value-type="float" office:value="47.21">
            <text:p>47.21</text:p>
          </table:table-cell>
          <table:table-cell table:style-name="ce10" table:formula="of:=([.G12]-[.$D12])/[.$D12]" office:value-type="percentage" office:value="0.00187705302674813">
            <text:p>0.19%</text:p>
          </table:table-cell>
          <table:table-cell/>
          <table:table-cell office:value-type="float" office:value="21.26">
            <text:p>21.26</text:p>
          </table:table-cell>
          <table:table-cell office:value-type="float" office:value="47.01">
            <text:p>47.01</text:p>
          </table:table-cell>
          <table:table-cell table:style-name="ce10" table:formula="of:=([.K12]-[.$D12])/[.$D12]" office:value-type="percentage" office:value="-0.00234631628343487">
            <text:p>-0.23%</text:p>
          </table:table-cell>
          <table:table-cell table:style-name="ce10" table:formula="of:=MAX([.I12];ABS([.M12]))" office:value-type="percentage" office:value="0.00234631628343487">
            <text:p>0.23%</text:p>
          </table:table-cell>
          <table:table-cell/>
          <table:table-cell table:style-name="ce13" office:value-type="percentage" office:value="0.007">
            <text:p>0.7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600">
            <text:p>600</text:p>
          </table:table-cell>
          <table:table-cell/>
          <table:table-cell office:value-type="float" office:value="11.12">
            <text:p>11.12</text:p>
          </table:table-cell>
          <table:table-cell office:value-type="float" office:value="43.5">
            <text:p>43.5</text:p>
          </table:table-cell>
          <table:table-cell/>
          <table:table-cell office:value-type="float" office:value="11.15">
            <text:p>11.15</text:p>
          </table:table-cell>
          <table:table-cell office:value-type="float" office:value="43.6">
            <text:p>43.6</text:p>
          </table:table-cell>
          <table:table-cell table:style-name="ce10" table:formula="of:=([.G13]-[.$D13])/[.$D13]" office:value-type="percentage" office:value="0.00269784172661881">
            <text:p>0.27%</text:p>
          </table:table-cell>
          <table:table-cell/>
          <table:table-cell office:value-type="float" office:value="11.1">
            <text:p>11.1</text:p>
          </table:table-cell>
          <table:table-cell office:value-type="float" office:value="43.44">
            <text:p>43.44</text:p>
          </table:table-cell>
          <table:table-cell table:style-name="ce10" table:formula="of:=([.K13]-[.$D13])/[.$D13]" office:value-type="percentage" office:value="-0.0017985611510791">
            <text:p>-0.18%</text:p>
          </table:table-cell>
          <table:table-cell table:style-name="ce10" table:formula="of:=MAX([.I13];ABS([.M13]))" office:value-type="percentage" office:value="0.00269784172661881">
            <text:p>0.27%</text:p>
          </table:table-cell>
          <table:table-cell/>
          <table:table-cell table:style-name="ce13" office:value-type="percentage" office:value="0.008">
            <text:p>0.8%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700">
            <text:p>700</text:p>
          </table:table-cell>
          <table:table-cell/>
          <table:table-cell office:value-type="float" office:value="2.716">
            <text:p>2.72</text:p>
          </table:table-cell>
          <table:table-cell office:value-type="float" office:value="32.77">
            <text:p>32.77</text:p>
          </table:table-cell>
          <table:table-cell/>
          <table:table-cell office:value-type="float" office:value="2.721">
            <text:p>2.72</text:p>
          </table:table-cell>
          <table:table-cell office:value-type="float" office:value="32.83">
            <text:p>32.83</text:p>
          </table:table-cell>
          <table:table-cell table:style-name="ce10" table:formula="of:=([.G14]-[.$D14])/[.$D14]" office:value-type="percentage" office:value="0.00184094256259201">
            <text:p>0.18%</text:p>
          </table:table-cell>
          <table:table-cell/>
          <table:table-cell office:value-type="float" office:value="2.712">
            <text:p>2.71</text:p>
          </table:table-cell>
          <table:table-cell office:value-type="float" office:value="32.73">
            <text:p>32.73</text:p>
          </table:table-cell>
          <table:table-cell table:style-name="ce10" table:formula="of:=([.K14]-[.$D14])/[.$D14]" office:value-type="percentage" office:value="-0.00147275405007364">
            <text:p>-0.15%</text:p>
          </table:table-cell>
          <table:table-cell table:style-name="ce10" table:formula="of:=MAX([.I14];ABS([.M14]))" office:value-type="percentage" office:value="0.00184094256259201">
            <text:p>0.18%</text:p>
          </table:table-cell>
          <table:table-cell/>
          <table:table-cell table:style-name="ce13" office:value-type="percentage" office:value="0.009">
            <text:p>0.9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100">
            <text:p>100</text:p>
          </table:table-cell>
          <table:table-cell/>
          <table:table-cell office:value-type="float" office:value="4.099">
            <text:p>4.1</text:p>
          </table:table-cell>
          <table:table-cell office:value-type="float" office:value="6.94">
            <text:p>6.94</text:p>
          </table:table-cell>
          <table:table-cell/>
          <table:table-cell office:value-type="float" office:value="4.105">
            <text:p>4.11</text:p>
          </table:table-cell>
          <table:table-cell office:value-type="float" office:value="6.95">
            <text:p>6.95</text:p>
          </table:table-cell>
          <table:table-cell table:style-name="ce10" table:formula="of:=([.G15]-[.$D15])/[.$D15]" office:value-type="percentage" office:value="0.0014637716516224">
            <text:p>0.15%</text:p>
          </table:table-cell>
          <table:table-cell/>
          <table:table-cell office:value-type="float" office:value="4.099">
            <text:p>4.1</text:p>
          </table:table-cell>
          <table:table-cell office:value-type="float" office:value="6.94">
            <text:p>6.94</text:p>
          </table:table-cell>
          <table:table-cell table:style-name="ce10" table:formula="of:=([.K15]-[.$D15])/[.$D15]" office:value-type="percentage" office:value="0">
            <text:p>0.00%</text:p>
          </table:table-cell>
          <table:table-cell table:style-name="ce10" table:formula="of:=MAX([.I15];ABS([.M15]))" office:value-type="percentage" office:value="0.0014637716516224">
            <text:p>0.15%</text:p>
          </table:table-cell>
          <table:table-cell/>
          <table:table-cell table:style-name="ce13" office:value-type="percentage" office:value="0.01">
            <text:p>1.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200">
            <text:p>200</text:p>
          </table:table-cell>
          <table:table-cell/>
          <table:table-cell office:value-type="float" office:value="16.14">
            <text:p>16.14</text:p>
          </table:table-cell>
          <table:table-cell office:value-type="float" office:value="29.31">
            <text:p>29.31</text:p>
          </table:table-cell>
          <table:table-cell/>
          <table:table-cell office:value-type="float" office:value="16.14">
            <text:p>16.14</text:p>
          </table:table-cell>
          <table:table-cell office:value-type="float" office:value="29.32">
            <text:p>29.32</text:p>
          </table:table-cell>
          <table:table-cell table:style-name="ce10" table:formula="of:=([.G16]-[.$D16])/[.$D16]" office:value-type="percentage" office:value="0">
            <text:p>0.00%</text:p>
          </table:table-cell>
          <table:table-cell/>
          <table:table-cell office:value-type="float" office:value="16.12">
            <text:p>16.12</text:p>
          </table:table-cell>
          <table:table-cell office:value-type="float" office:value="29.28">
            <text:p>29.28</text:p>
          </table:table-cell>
          <table:table-cell table:style-name="ce10" table:formula="of:=([.K16]-[.$D16])/[.$D16]" office:value-type="percentage" office:value="-0.00123915737298634">
            <text:p>-0.12%</text:p>
          </table:table-cell>
          <table:table-cell table:style-name="ce10" table:formula="of:=MAX([.I16];ABS([.M16]))" office:value-type="percentage" office:value="0.00123915737298634">
            <text:p>0.12%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300">
            <text:p>300</text:p>
          </table:table-cell>
          <table:table-cell/>
          <table:table-cell office:value-type="float" office:value="20.42">
            <text:p>20.42</text:p>
          </table:table-cell>
          <table:table-cell office:value-type="float" office:value="41.8">
            <text:p>41.8</text:p>
          </table:table-cell>
          <table:table-cell/>
          <table:table-cell office:value-type="float" office:value="20.45">
            <text:p>20.45</text:p>
          </table:table-cell>
          <table:table-cell office:value-type="float" office:value="41.85">
            <text:p>41.85</text:p>
          </table:table-cell>
          <table:table-cell table:style-name="ce10" table:formula="of:=([.G17]-[.$D17])/[.$D17]" office:value-type="percentage" office:value="0.00146914789422123">
            <text:p>0.15%</text:p>
          </table:table-cell>
          <table:table-cell/>
          <table:table-cell office:value-type="float" office:value="20.39">
            <text:p>20.39</text:p>
          </table:table-cell>
          <table:table-cell office:value-type="float" office:value="41.73">
            <text:p>41.73</text:p>
          </table:table-cell>
          <table:table-cell table:style-name="ce10" table:formula="of:=([.K17]-[.$D17])/[.$D17]" office:value-type="percentage" office:value="-0.00146914789422141">
            <text:p>-0.15%</text:p>
          </table:table-cell>
          <table:table-cell table:style-name="ce10" table:formula="of:=MAX([.I17];ABS([.M17]))" office:value-type="percentage" office:value="0.00146914789422141">
            <text:p>0.15%</text:p>
          </table:table-cell>
          <table:table-cell table:number-columns-repeated="3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400">
            <text:p>400</text:p>
          </table:table-cell>
          <table:table-cell/>
          <table:table-cell office:value-type="float" office:value="20.02">
            <text:p>20.02</text:p>
          </table:table-cell>
          <table:table-cell office:value-type="float" office:value="48.24">
            <text:p>48.24</text:p>
          </table:table-cell>
          <table:table-cell/>
          <table:table-cell office:value-type="float" office:value="20.04">
            <text:p>20.04</text:p>
          </table:table-cell>
          <table:table-cell office:value-type="float" office:value="48.28">
            <text:p>48.28</text:p>
          </table:table-cell>
          <table:table-cell table:style-name="ce10" table:formula="of:=([.G18]-[.$D18])/[.$D18]" office:value-type="percentage" office:value="0.000999000999000978">
            <text:p>0.10%</text:p>
          </table:table-cell>
          <table:table-cell/>
          <table:table-cell office:value-type="float" office:value="19.99">
            <text:p>19.99</text:p>
          </table:table-cell>
          <table:table-cell office:value-type="float" office:value="48.17">
            <text:p>48.17</text:p>
          </table:table-cell>
          <table:table-cell table:style-name="ce10" table:formula="of:=([.K18]-[.$D18])/[.$D18]" office:value-type="percentage" office:value="-0.00149850149850156">
            <text:p>-0.15%</text:p>
          </table:table-cell>
          <table:table-cell table:style-name="ce10" table:formula="of:=MAX([.I18];ABS([.M18]))" office:value-type="percentage" office:value="0.00149850149850156">
            <text:p>0.15%</text:p>
          </table:table-cell>
          <table:table-cell table:number-columns-repeated="3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500">
            <text:p>500</text:p>
          </table:table-cell>
          <table:table-cell/>
          <table:table-cell office:value-type="float" office:value="16.88">
            <text:p>16.88</text:p>
          </table:table-cell>
          <table:table-cell office:value-type="float" office:value="51.85">
            <text:p>51.85</text:p>
          </table:table-cell>
          <table:table-cell/>
          <table:table-cell office:value-type="float" office:value="16.91">
            <text:p>16.91</text:p>
          </table:table-cell>
          <table:table-cell office:value-type="float" office:value="51.92">
            <text:p>51.92</text:p>
          </table:table-cell>
          <table:table-cell table:style-name="ce10" table:formula="of:=([.G19]-[.$D19])/[.$D19]" office:value-type="percentage" office:value="0.00177725118483419">
            <text:p>0.18%</text:p>
          </table:table-cell>
          <table:table-cell/>
          <table:table-cell office:value-type="float" office:value="16.86">
            <text:p>16.86</text:p>
          </table:table-cell>
          <table:table-cell office:value-type="float" office:value="51.77">
            <text:p>51.77</text:p>
          </table:table-cell>
          <table:table-cell table:style-name="ce10" table:formula="of:=([.K19]-[.$D19])/[.$D19]" office:value-type="percentage" office:value="-0.00118483412322272">
            <text:p>-0.12%</text:p>
          </table:table-cell>
          <table:table-cell table:style-name="ce10" table:formula="of:=MAX([.I19];ABS([.M19]))" office:value-type="percentage" office:value="0.00177725118483419">
            <text:p>0.18%</text:p>
          </table:table-cell>
          <table:table-cell table:number-columns-repeated="3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600">
            <text:p>600</text:p>
          </table:table-cell>
          <table:table-cell/>
          <table:table-cell office:value-type="float" office:value="12.04">
            <text:p>12.04</text:p>
          </table:table-cell>
          <table:table-cell office:value-type="float" office:value="53.02">
            <text:p>53.02</text:p>
          </table:table-cell>
          <table:table-cell/>
          <table:table-cell office:value-type="float" office:value="12.06">
            <text:p>12.06</text:p>
          </table:table-cell>
          <table:table-cell office:value-type="float" office:value="53.12">
            <text:p>53.12</text:p>
          </table:table-cell>
          <table:table-cell table:style-name="ce10" table:formula="of:=([.G20]-[.$D20])/[.$D20]" office:value-type="percentage" office:value="0.00166112956810642">
            <text:p>0.17%</text:p>
          </table:table-cell>
          <table:table-cell/>
          <table:table-cell office:value-type="float" office:value="12.02">
            <text:p>12.02</text:p>
          </table:table-cell>
          <table:table-cell office:value-type="float" office:value="52.95">
            <text:p>52.95</text:p>
          </table:table-cell>
          <table:table-cell table:style-name="ce10" table:formula="of:=([.K20]-[.$D20])/[.$D20]" office:value-type="percentage" office:value="-0.00166112956810628">
            <text:p>-0.17%</text:p>
          </table:table-cell>
          <table:table-cell table:style-name="ce10" table:formula="of:=MAX([.I20];ABS([.M20]))" office:value-type="percentage" office:value="0.00166112956810642">
            <text:p>0.17%</text:p>
          </table:table-cell>
          <table:table-cell table:number-columns-repeated="3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700">
            <text:p>700</text:p>
          </table:table-cell>
          <table:table-cell/>
          <table:table-cell office:value-type="float" office:value="6.066">
            <text:p>6.07</text:p>
          </table:table-cell>
          <table:table-cell office:value-type="float" office:value="49.82">
            <text:p>49.82</text:p>
          </table:table-cell>
          <table:table-cell/>
          <table:table-cell office:value-type="float" office:value="6.071">
            <text:p>6.07</text:p>
          </table:table-cell>
          <table:table-cell office:value-type="float" office:value="49.86">
            <text:p>49.86</text:p>
          </table:table-cell>
          <table:table-cell table:style-name="ce10" table:formula="of:=([.G21]-[.$D21])/[.$D21]" office:value-type="percentage" office:value="0.0008242664029014">
            <text:p>0.08%</text:p>
          </table:table-cell>
          <table:table-cell/>
          <table:table-cell office:value-type="float" office:value="6.059">
            <text:p>6.06</text:p>
          </table:table-cell>
          <table:table-cell office:value-type="float" office:value="49.76">
            <text:p>49.76</text:p>
          </table:table-cell>
          <table:table-cell table:style-name="ce10" table:formula="of:=([.K21]-[.$D21])/[.$D21]" office:value-type="percentage" office:value="-0.00115397296406193">
            <text:p>-0.12%</text:p>
          </table:table-cell>
          <table:table-cell table:style-name="ce10" table:formula="of:=MAX([.I21];ABS([.M21]))" office:value-type="percentage" office:value="0.00115397296406193">
            <text:p>0.12%</text:p>
          </table:table-cell>
          <table:table-cell table:number-columns-repeated="3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800">
            <text:p>800</text:p>
          </table:table-cell>
          <table:table-cell/>
          <table:table-cell office:value-type="float" office:value="1.492">
            <text:p>1.49</text:p>
          </table:table-cell>
          <table:table-cell office:value-type="float" office:value="37.82">
            <text:p>37.82</text:p>
          </table:table-cell>
          <table:table-cell/>
          <table:table-cell office:value-type="float" office:value="1.494">
            <text:p>1.49</text:p>
          </table:table-cell>
          <table:table-cell office:value-type="float" office:value="37.87">
            <text:p>37.87</text:p>
          </table:table-cell>
          <table:table-cell table:style-name="ce10" table:formula="of:=([.G22]-[.$D22])/[.$D22]" office:value-type="percentage" office:value="0.00134048257372654">
            <text:p>0.13%</text:p>
          </table:table-cell>
          <table:table-cell/>
          <table:table-cell office:value-type="float" office:value="1.489">
            <text:p>1.49</text:p>
          </table:table-cell>
          <table:table-cell office:value-type="float" office:value="37.74">
            <text:p>37.74</text:p>
          </table:table-cell>
          <table:table-cell table:style-name="ce10" table:formula="of:=([.K22]-[.$D22])/[.$D22]" office:value-type="percentage" office:value="-0.00201072386058974">
            <text:p>-0.20%</text:p>
          </table:table-cell>
          <table:table-cell table:style-name="ce10" table:formula="of:=MAX([.I22];ABS([.M22]))" office:value-type="percentage" office:value="0.00201072386058974">
            <text:p>0.20%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/>
          <table:table-cell office:value-type="float" office:value="2.237">
            <text:p>2.24</text:p>
          </table:table-cell>
          <table:table-cell office:value-type="float" office:value="6.39">
            <text:p>6.39</text:p>
          </table:table-cell>
          <table:table-cell/>
          <table:table-cell office:value-type="float" office:value="2.237">
            <text:p>2.24</text:p>
          </table:table-cell>
          <table:table-cell office:value-type="float" office:value="6.39">
            <text:p>6.39</text:p>
          </table:table-cell>
          <table:table-cell table:style-name="ce10" table:formula="of:=([.G23]-[.$D23])/[.$D23]" office:value-type="percentage" office:value="0">
            <text:p>0.00%</text:p>
          </table:table-cell>
          <table:table-cell/>
          <table:table-cell office:value-type="float" office:value="2.237">
            <text:p>2.24</text:p>
          </table:table-cell>
          <table:table-cell office:value-type="float" office:value="6.39">
            <text:p>6.39</text:p>
          </table:table-cell>
          <table:table-cell table:style-name="ce10" table:formula="of:=([.K23]-[.$D23])/[.$D23]" office:value-type="percentage" office:value="0">
            <text:p>0.00%</text:p>
          </table:table-cell>
          <table:table-cell table:style-name="ce10" table:formula="of:=MAX([.I23];ABS([.M23]))" office:value-type="percentage" office:value="0">
            <text:p>0.00%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200">
            <text:p>200</text:p>
          </table:table-cell>
          <table:table-cell/>
          <table:table-cell office:value-type="float" office:value="9.28">
            <text:p>9.28</text:p>
          </table:table-cell>
          <table:table-cell office:value-type="float" office:value="27.97">
            <text:p>27.97</text:p>
          </table:table-cell>
          <table:table-cell/>
          <table:table-cell office:value-type="float" office:value="9.313">
            <text:p>9.31</text:p>
          </table:table-cell>
          <table:table-cell office:value-type="float" office:value="28.07">
            <text:p>28.07</text:p>
          </table:table-cell>
          <table:table-cell table:style-name="ce10" table:formula="of:=([.G24]-[.$D24])/[.$D24]" office:value-type="percentage" office:value="0.00355603448275876">
            <text:p>0.36%</text:p>
          </table:table-cell>
          <table:table-cell/>
          <table:table-cell office:value-type="float" office:value="9.273">
            <text:p>9.27</text:p>
          </table:table-cell>
          <table:table-cell office:value-type="float" office:value="27.95">
            <text:p>27.95</text:p>
          </table:table-cell>
          <table:table-cell table:style-name="ce10" table:formula="of:=([.K24]-[.$D24])/[.$D24]" office:value-type="percentage" office:value="-0.000754310344827551">
            <text:p>-0.08%</text:p>
          </table:table-cell>
          <table:table-cell table:style-name="ce10" table:formula="of:=MAX([.I24];ABS([.M24]))" office:value-type="percentage" office:value="0.00355603448275876">
            <text:p>0.36%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300">
            <text:p>300</text:p>
          </table:table-cell>
          <table:table-cell/>
          <table:table-cell office:value-type="float" office:value="12.81">
            <text:p>12.81</text:p>
          </table:table-cell>
          <table:table-cell office:value-type="float" office:value="42.54">
            <text:p>42.54</text:p>
          </table:table-cell>
          <table:table-cell/>
          <table:table-cell office:value-type="float" office:value="12.82">
            <text:p>12.82</text:p>
          </table:table-cell>
          <table:table-cell office:value-type="float" office:value="42.59">
            <text:p>42.59</text:p>
          </table:table-cell>
          <table:table-cell table:style-name="ce10" table:formula="of:=([.G25]-[.$D25])/[.$D25]" office:value-type="percentage" office:value="0.000780640124902403">
            <text:p>0.08%</text:p>
          </table:table-cell>
          <table:table-cell/>
          <table:table-cell office:value-type="float" office:value="12.8">
            <text:p>12.8</text:p>
          </table:table-cell>
          <table:table-cell office:value-type="float" office:value="42.5">
            <text:p>42.5</text:p>
          </table:table-cell>
          <table:table-cell table:style-name="ce10" table:formula="of:=([.K25]-[.$D25])/[.$D25]" office:value-type="percentage" office:value="-0.000780640124902403">
            <text:p>-0.08%</text:p>
          </table:table-cell>
          <table:table-cell table:style-name="ce10" table:formula="of:=MAX([.I25];ABS([.M25]))" office:value-type="percentage" office:value="0.000780640124902403">
            <text:p>0.08%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400">
            <text:p>400</text:p>
          </table:table-cell>
          <table:table-cell/>
          <table:table-cell office:value-type="float" office:value="13.29">
            <text:p>13.29</text:p>
          </table:table-cell>
          <table:table-cell office:value-type="float" office:value="49.94">
            <text:p>49.94</text:p>
          </table:table-cell>
          <table:table-cell/>
          <table:table-cell office:value-type="float" office:value="13.32">
            <text:p>13.32</text:p>
          </table:table-cell>
          <table:table-cell office:value-type="float" office:value="50.04">
            <text:p>50.04</text:p>
          </table:table-cell>
          <table:table-cell table:style-name="ce10" table:formula="of:=([.G26]-[.$D26])/[.$D26]" office:value-type="percentage" office:value="0.00225733634311521">
            <text:p>0.23%</text:p>
          </table:table-cell>
          <table:table-cell/>
          <table:table-cell office:value-type="float" office:value="13.26">
            <text:p>13.26</text:p>
          </table:table-cell>
          <table:table-cell office:value-type="float" office:value="49.84">
            <text:p>49.84</text:p>
          </table:table-cell>
          <table:table-cell table:style-name="ce10" table:formula="of:=([.K26]-[.$D26])/[.$D26]" office:value-type="percentage" office:value="-0.00225733634311508">
            <text:p>-0.23%</text:p>
          </table:table-cell>
          <table:table-cell table:style-name="ce10" table:formula="of:=MAX([.I26];ABS([.M26]))" office:value-type="percentage" office:value="0.00225733634311521">
            <text:p>0.23%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/>
          <table:table-cell office:value-type="float" office:value="12.09">
            <text:p>12.09</text:p>
          </table:table-cell>
          <table:table-cell office:value-type="float" office:value="54.06">
            <text:p>54.06</text:p>
          </table:table-cell>
          <table:table-cell/>
          <table:table-cell office:value-type="float" office:value="12.11">
            <text:p>12.11</text:p>
          </table:table-cell>
          <table:table-cell office:value-type="float" office:value="54.14">
            <text:p>54.14</text:p>
          </table:table-cell>
          <table:table-cell table:style-name="ce10" table:formula="of:=([.G27]-[.$D27])/[.$D27]" office:value-type="percentage" office:value="0.00165425971877581">
            <text:p>0.17%</text:p>
          </table:table-cell>
          <table:table-cell/>
          <table:table-cell office:value-type="float" office:value="12.07">
            <text:p>12.07</text:p>
          </table:table-cell>
          <table:table-cell office:value-type="float" office:value="53.97">
            <text:p>53.97</text:p>
          </table:table-cell>
          <table:table-cell table:style-name="ce10" table:formula="of:=([.K27]-[.$D27])/[.$D27]" office:value-type="percentage" office:value="-0.00165425971877581">
            <text:p>-0.17%</text:p>
          </table:table-cell>
          <table:table-cell table:style-name="ce10" table:formula="of:=MAX([.I27];ABS([.M27]))" office:value-type="percentage" office:value="0.00165425971877581">
            <text:p>0.17%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600">
            <text:p>600</text:p>
          </table:table-cell>
          <table:table-cell/>
          <table:table-cell office:value-type="float" office:value="9.613">
            <text:p>9.61</text:p>
          </table:table-cell>
          <table:table-cell office:value-type="float" office:value="56.66">
            <text:p>56.66</text:p>
          </table:table-cell>
          <table:table-cell/>
          <table:table-cell office:value-type="float" office:value="9.63">
            <text:p>9.63</text:p>
          </table:table-cell>
          <table:table-cell office:value-type="float" office:value="56.76">
            <text:p>56.76</text:p>
          </table:table-cell>
          <table:table-cell table:style-name="ce10" table:formula="of:=([.G28]-[.$D28])/[.$D28]" office:value-type="percentage" office:value="0.00176843857276617">
            <text:p>0.18%</text:p>
          </table:table-cell>
          <table:table-cell/>
          <table:table-cell office:value-type="float" office:value="9.585">
            <text:p>9.59</text:p>
          </table:table-cell>
          <table:table-cell office:value-type="float" office:value="56.5">
            <text:p>56.5</text:p>
          </table:table-cell>
          <table:table-cell table:style-name="ce10" table:formula="of:=([.K28]-[.$D28])/[.$D28]" office:value-type="percentage" office:value="-0.00291272235514394">
            <text:p>-0.29%</text:p>
          </table:table-cell>
          <table:table-cell table:style-name="ce10" table:formula="of:=MAX([.I28];ABS([.M28]))" office:value-type="percentage" office:value="0.00291272235514394">
            <text:p>0.29%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700">
            <text:p>700</text:p>
          </table:table-cell>
          <table:table-cell/>
          <table:table-cell office:value-type="float" office:value="6.404">
            <text:p>6.4</text:p>
          </table:table-cell>
          <table:table-cell office:value-type="float" office:value="56.24">
            <text:p>56.24</text:p>
          </table:table-cell>
          <table:table-cell/>
          <table:table-cell office:value-type="float" office:value="6.416">
            <text:p>6.42</text:p>
          </table:table-cell>
          <table:table-cell office:value-type="float" office:value="56.34">
            <text:p>56.34</text:p>
          </table:table-cell>
          <table:table-cell table:style-name="ce10" table:formula="of:=([.G29]-[.$D29])/[.$D29]" office:value-type="percentage" office:value="0.00187382885696447">
            <text:p>0.19%</text:p>
          </table:table-cell>
          <table:table-cell/>
          <table:table-cell office:value-type="float" office:value="6.396">
            <text:p>6.4</text:p>
          </table:table-cell>
          <table:table-cell office:value-type="float" office:value="56.17">
            <text:p>56.17</text:p>
          </table:table-cell>
          <table:table-cell table:style-name="ce10" table:formula="of:=([.K29]-[.$D29])/[.$D29]" office:value-type="percentage" office:value="-0.00124921923797627">
            <text:p>-0.12%</text:p>
          </table:table-cell>
          <table:table-cell table:style-name="ce10" table:formula="of:=MAX([.I29];ABS([.M29]))" office:value-type="percentage" office:value="0.00187382885696447">
            <text:p>0.19%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800">
            <text:p>800</text:p>
          </table:table-cell>
          <table:table-cell/>
          <table:table-cell office:value-type="float" office:value="3.203">
            <text:p>3.2</text:p>
          </table:table-cell>
          <table:table-cell office:value-type="float" office:value="52.81">
            <text:p>52.81</text:p>
          </table:table-cell>
          <table:table-cell/>
          <table:table-cell office:value-type="float" office:value="3.211">
            <text:p>3.21</text:p>
          </table:table-cell>
          <table:table-cell office:value-type="float" office:value="52.94">
            <text:p>52.94</text:p>
          </table:table-cell>
          <table:table-cell table:style-name="ce10" table:formula="of:=([.G30]-[.$D30])/[.$D30]" office:value-type="percentage" office:value="0.00249765844520762">
            <text:p>0.25%</text:p>
          </table:table-cell>
          <table:table-cell/>
          <table:table-cell office:value-type="float" office:value="3.197">
            <text:p>3.2</text:p>
          </table:table-cell>
          <table:table-cell office:value-type="float" office:value="52.71">
            <text:p>52.71</text:p>
          </table:table-cell>
          <table:table-cell table:style-name="ce10" table:formula="of:=([.K30]-[.$D30])/[.$D30]" office:value-type="percentage" office:value="-0.00187324383390565">
            <text:p>-0.19%</text:p>
          </table:table-cell>
          <table:table-cell table:style-name="ce10" table:formula="of:=MAX([.I30];ABS([.M30]))" office:value-type="percentage" office:value="0.00249765844520762">
            <text:p>0.25%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900">
            <text:p>900</text:p>
          </table:table-cell>
          <table:table-cell/>
          <table:table-cell office:value-type="float" office:value="0.8229">
            <text:p>0.82</text:p>
          </table:table-cell>
          <table:table-cell office:value-type="float" office:value="41.96">
            <text:p>41.96</text:p>
          </table:table-cell>
          <table:table-cell/>
          <table:table-cell office:value-type="float" office:value="0.8241">
            <text:p>0.82</text:p>
          </table:table-cell>
          <table:table-cell office:value-type="float" office:value="42.02">
            <text:p>42.02</text:p>
          </table:table-cell>
          <table:table-cell table:style-name="ce10" table:formula="of:=([.G31]-[.$D31])/[.$D31]" office:value-type="percentage" office:value="0.00145825738242797">
            <text:p>0.15%</text:p>
          </table:table-cell>
          <table:table-cell/>
          <table:table-cell office:value-type="float" office:value="0.822">
            <text:p>0.82</text:p>
          </table:table-cell>
          <table:table-cell office:value-type="float" office:value="41.91">
            <text:p>41.91</text:p>
          </table:table-cell>
          <table:table-cell table:style-name="ce10" table:formula="of:=([.K31]-[.$D31])/[.$D31]" office:value-type="percentage" office:value="-0.00109369303682101">
            <text:p>-0.11%</text:p>
          </table:table-cell>
          <table:table-cell table:style-name="ce10" table:formula="of:=MAX([.I31];ABS([.M31]))" office:value-type="percentage" office:value="0.00145825738242797">
            <text:p>0.15%</text:p>
          </table:table-cell>
          <table:table-cell table:number-columns-repeated="3"/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100">
            <text:p>100</text:p>
          </table:table-cell>
          <table:table-cell/>
          <table:table-cell office:value-type="float" office:value="1.188">
            <text:p>1.19</text:p>
          </table:table-cell>
          <table:table-cell office:value-type="float" office:value="5.47">
            <text:p>5.47</text:p>
          </table:table-cell>
          <table:table-cell/>
          <table:table-cell office:value-type="float" office:value="1.191">
            <text:p>1.19</text:p>
          </table:table-cell>
          <table:table-cell office:value-type="float" office:value="5.48">
            <text:p>5.48</text:p>
          </table:table-cell>
          <table:table-cell table:style-name="ce10" table:formula="of:=([.G32]-[.$D32])/[.$D32]" office:value-type="percentage" office:value="0.00252525252525262">
            <text:p>0.25%</text:p>
          </table:table-cell>
          <table:table-cell/>
          <table:table-cell office:value-type="float" office:value="1.188">
            <text:p>1.19</text:p>
          </table:table-cell>
          <table:table-cell office:value-type="float" office:value="5.47">
            <text:p>5.47</text:p>
          </table:table-cell>
          <table:table-cell table:style-name="ce10" table:formula="of:=([.K32]-[.$D32])/[.$D32]" office:value-type="percentage" office:value="0">
            <text:p>0.00%</text:p>
          </table:table-cell>
          <table:table-cell table:style-name="ce10" table:formula="of:=MAX([.I32];ABS([.M32]))" office:value-type="percentage" office:value="0.00252525252525262">
            <text:p>0.25%</text:p>
          </table:table-cell>
          <table:table-cell table:number-columns-repeated="3"/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200">
            <text:p>200</text:p>
          </table:table-cell>
          <table:table-cell/>
          <table:table-cell office:value-type="float" office:value="5.491">
            <text:p>5.49</text:p>
          </table:table-cell>
          <table:table-cell office:value-type="float" office:value="26.53">
            <text:p>26.53</text:p>
          </table:table-cell>
          <table:table-cell/>
          <table:table-cell office:value-type="float" office:value="5.495">
            <text:p>5.5</text:p>
          </table:table-cell>
          <table:table-cell office:value-type="float" office:value="26.55">
            <text:p>26.55</text:p>
          </table:table-cell>
          <table:table-cell table:style-name="ce10" table:formula="of:=([.G33]-[.$D33])/[.$D33]" office:value-type="percentage" office:value="0.000728464760517292">
            <text:p>0.07%</text:p>
          </table:table-cell>
          <table:table-cell/>
          <table:table-cell office:value-type="float" office:value="5.487">
            <text:p>5.49</text:p>
          </table:table-cell>
          <table:table-cell office:value-type="float" office:value="26.51">
            <text:p>26.51</text:p>
          </table:table-cell>
          <table:table-cell table:style-name="ce10" table:formula="of:=([.K33]-[.$D33])/[.$D33]" office:value-type="percentage" office:value="-0.00072846476051713">
            <text:p>-0.07%</text:p>
          </table:table-cell>
          <table:table-cell table:style-name="ce10" table:formula="of:=MAX([.I33];ABS([.M33]))" office:value-type="percentage" office:value="0.000728464760517292">
            <text:p>0.07%</text:p>
          </table:table-cell>
          <table:table-cell table:number-columns-repeated="3"/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300">
            <text:p>300</text:p>
          </table:table-cell>
          <table:table-cell/>
          <table:table-cell office:value-type="float" office:value="8.225">
            <text:p>8.23</text:p>
          </table:table-cell>
          <table:table-cell office:value-type="float" office:value="42.89">
            <text:p>42.89</text:p>
          </table:table-cell>
          <table:table-cell/>
          <table:table-cell office:value-type="float" office:value="8.236">
            <text:p>8.24</text:p>
          </table:table-cell>
          <table:table-cell office:value-type="float" office:value="42.95">
            <text:p>42.95</text:p>
          </table:table-cell>
          <table:table-cell table:style-name="ce10" table:formula="of:=([.G34]-[.$D34])/[.$D34]" office:value-type="percentage" office:value="0.0013373860182372">
            <text:p>0.13%</text:p>
          </table:table-cell>
          <table:table-cell/>
          <table:table-cell office:value-type="float" office:value="8.211">
            <text:p>8.21</text:p>
          </table:table-cell>
          <table:table-cell office:value-type="float" office:value="42.82">
            <text:p>42.82</text:p>
          </table:table-cell>
          <table:table-cell table:style-name="ce10" table:formula="of:=([.K34]-[.$D34])/[.$D34]" office:value-type="percentage" office:value="-0.00170212765957439">
            <text:p>-0.17%</text:p>
          </table:table-cell>
          <table:table-cell table:style-name="ce10" table:formula="of:=MAX([.I34];ABS([.M34]))" office:value-type="percentage" office:value="0.00170212765957439">
            <text:p>0.17%</text:p>
          </table:table-cell>
          <table:table-cell table:number-columns-repeated="3"/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400">
            <text:p>400</text:p>
          </table:table-cell>
          <table:table-cell/>
          <table:table-cell office:value-type="float" office:value="8.721">
            <text:p>8.72</text:p>
          </table:table-cell>
          <table:table-cell office:value-type="float" office:value="50.11">
            <text:p>50.11</text:p>
          </table:table-cell>
          <table:table-cell/>
          <table:table-cell office:value-type="float" office:value="8.734">
            <text:p>8.73</text:p>
          </table:table-cell>
          <table:table-cell office:value-type="float" office:value="50.18">
            <text:p>50.18</text:p>
          </table:table-cell>
          <table:table-cell table:style-name="ce10" table:formula="of:=([.G35]-[.$D35])/[.$D35]" office:value-type="percentage" office:value="0.00149065474142872">
            <text:p>0.15%</text:p>
          </table:table-cell>
          <table:table-cell/>
          <table:table-cell office:value-type="float" office:value="8.707">
            <text:p>8.71</text:p>
          </table:table-cell>
          <table:table-cell office:value-type="float" office:value="50.03">
            <text:p>50.03</text:p>
          </table:table-cell>
          <table:table-cell table:style-name="ce10" table:formula="of:=([.K35]-[.$D35])/[.$D35]" office:value-type="percentage" office:value="-0.00160532049076933">
            <text:p>-0.16%</text:p>
          </table:table-cell>
          <table:table-cell table:style-name="ce10" table:formula="of:=MAX([.I35];ABS([.M35]))" office:value-type="percentage" office:value="0.00160532049076933">
            <text:p>0.16%</text:p>
          </table:table-cell>
          <table:table-cell table:number-columns-repeated="3"/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500">
            <text:p>500</text:p>
          </table:table-cell>
          <table:table-cell/>
          <table:table-cell office:value-type="float" office:value="8.475">
            <text:p>8.48</text:p>
          </table:table-cell>
          <table:table-cell office:value-type="float" office:value="56.65">
            <text:p>56.65</text:p>
          </table:table-cell>
          <table:table-cell/>
          <table:table-cell office:value-type="float" office:value="8.483">
            <text:p>8.48</text:p>
          </table:table-cell>
          <table:table-cell office:value-type="float" office:value="56.7">
            <text:p>56.7</text:p>
          </table:table-cell>
          <table:table-cell table:style-name="ce10" table:formula="of:=([.G36]-[.$D36])/[.$D36]" office:value-type="percentage" office:value="0.000943952802359988">
            <text:p>0.09%</text:p>
          </table:table-cell>
          <table:table-cell/>
          <table:table-cell office:value-type="float" office:value="8.458">
            <text:p>8.46</text:p>
          </table:table-cell>
          <table:table-cell office:value-type="float" office:value="56.53">
            <text:p>56.53</text:p>
          </table:table-cell>
          <table:table-cell table:style-name="ce10" table:formula="of:=([.K36]-[.$D36])/[.$D36]" office:value-type="percentage" office:value="-0.00200589970501469">
            <text:p>-0.20%</text:p>
          </table:table-cell>
          <table:table-cell table:style-name="ce10" table:formula="of:=MAX([.I36];ABS([.M36]))" office:value-type="percentage" office:value="0.00200589970501469">
            <text:p>0.20%</text:p>
          </table:table-cell>
          <table:table-cell table:number-columns-repeated="3"/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600">
            <text:p>600</text:p>
          </table:table-cell>
          <table:table-cell/>
          <table:table-cell office:value-type="float" office:value="7.312">
            <text:p>7.31</text:p>
          </table:table-cell>
          <table:table-cell office:value-type="float" office:value="59.19">
            <text:p>59.19</text:p>
          </table:table-cell>
          <table:table-cell/>
          <table:table-cell office:value-type="float" office:value="7.327">
            <text:p>7.33</text:p>
          </table:table-cell>
          <table:table-cell office:value-type="float" office:value="59.31">
            <text:p>59.31</text:p>
          </table:table-cell>
          <table:table-cell table:style-name="ce10" table:formula="of:=([.G37]-[.$D37])/[.$D37]" office:value-type="percentage" office:value="0.00205142231947479">
            <text:p>0.21%</text:p>
          </table:table-cell>
          <table:table-cell/>
          <table:table-cell office:value-type="float" office:value="7.297">
            <text:p>7.3</text:p>
          </table:table-cell>
          <table:table-cell office:value-type="float" office:value="59.07">
            <text:p>59.07</text:p>
          </table:table-cell>
          <table:table-cell table:style-name="ce10" table:formula="of:=([.K37]-[.$D37])/[.$D37]" office:value-type="percentage" office:value="-0.00205142231947491">
            <text:p>-0.21%</text:p>
          </table:table-cell>
          <table:table-cell table:style-name="ce10" table:formula="of:=MAX([.I37];ABS([.M37]))" office:value-type="percentage" office:value="0.00205142231947491">
            <text:p>0.21%</text:p>
          </table:table-cell>
          <table:table-cell table:number-columns-repeated="3"/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700">
            <text:p>700</text:p>
          </table:table-cell>
          <table:table-cell/>
          <table:table-cell office:value-type="float" office:value="5.489">
            <text:p>5.49</text:p>
          </table:table-cell>
          <table:table-cell office:value-type="float" office:value="59.39">
            <text:p>59.39</text:p>
          </table:table-cell>
          <table:table-cell/>
          <table:table-cell office:value-type="float" office:value="5.503">
            <text:p>5.5</text:p>
          </table:table-cell>
          <table:table-cell office:value-type="float" office:value="59.54">
            <text:p>59.54</text:p>
          </table:table-cell>
          <table:table-cell table:style-name="ce10" table:formula="of:=([.G38]-[.$D38])/[.$D38]" office:value-type="percentage" office:value="0.00255055565676812">
            <text:p>0.26%</text:p>
          </table:table-cell>
          <table:table-cell/>
          <table:table-cell office:value-type="float" office:value="5.483">
            <text:p>5.48</text:p>
          </table:table-cell>
          <table:table-cell office:value-type="float" office:value="59.32">
            <text:p>59.32</text:p>
          </table:table-cell>
          <table:table-cell table:style-name="ce10" table:formula="of:=([.K38]-[.$D38])/[.$D38]" office:value-type="percentage" office:value="-0.00109309528147208">
            <text:p>-0.11%</text:p>
          </table:table-cell>
          <table:table-cell table:style-name="ce10" table:formula="of:=MAX([.I38];ABS([.M38]))" office:value-type="percentage" office:value="0.00255055565676812">
            <text:p>0.26%</text:p>
          </table:table-cell>
          <table:table-cell table:number-columns-repeated="3"/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800">
            <text:p>800</text:p>
          </table:table-cell>
          <table:table-cell/>
          <table:table-cell office:value-type="float" office:value="3.577">
            <text:p>3.58</text:p>
          </table:table-cell>
          <table:table-cell office:value-type="float" office:value="58.74">
            <text:p>58.74</text:p>
          </table:table-cell>
          <table:table-cell/>
          <table:table-cell office:value-type="float" office:value="3.583">
            <text:p>3.58</text:p>
          </table:table-cell>
          <table:table-cell office:value-type="float" office:value="58.83">
            <text:p>58.83</text:p>
          </table:table-cell>
          <table:table-cell table:style-name="ce10" table:formula="of:=([.G39]-[.$D39])/[.$D39]" office:value-type="percentage" office:value="0.00167738328208002">
            <text:p>0.17%</text:p>
          </table:table-cell>
          <table:table-cell/>
          <table:table-cell office:value-type="float" office:value="3.573">
            <text:p>3.57</text:p>
          </table:table-cell>
          <table:table-cell office:value-type="float" office:value="58.67">
            <text:p>58.67</text:p>
          </table:table-cell>
          <table:table-cell table:style-name="ce10" table:formula="of:=([.K39]-[.$D39])/[.$D39]" office:value-type="percentage" office:value="-0.00111825552138664">
            <text:p>-0.11%</text:p>
          </table:table-cell>
          <table:table-cell table:style-name="ce10" table:formula="of:=MAX([.I39];ABS([.M39]))" office:value-type="percentage" office:value="0.00167738328208002">
            <text:p>0.17%</text:p>
          </table:table-cell>
          <table:table-cell table:number-columns-repeated="3"/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900">
            <text:p>900</text:p>
          </table:table-cell>
          <table:table-cell/>
          <table:table-cell office:value-type="float" office:value="1.788">
            <text:p>1.79</text:p>
          </table:table-cell>
          <table:table-cell office:value-type="float" office:value="55.69">
            <text:p>55.69</text:p>
          </table:table-cell>
          <table:table-cell/>
          <table:table-cell office:value-type="float" office:value="1.791">
            <text:p>1.79</text:p>
          </table:table-cell>
          <table:table-cell office:value-type="float" office:value="55.77">
            <text:p>55.77</text:p>
          </table:table-cell>
          <table:table-cell table:style-name="ce10" table:formula="of:=([.G40]-[.$D40])/[.$D40]" office:value-type="percentage" office:value="0.00167785234899323">
            <text:p>0.17%</text:p>
          </table:table-cell>
          <table:table-cell/>
          <table:table-cell office:value-type="float" office:value="1.782">
            <text:p>1.78</text:p>
          </table:table-cell>
          <table:table-cell office:value-type="float" office:value="55.51">
            <text:p>55.51</text:p>
          </table:table-cell>
          <table:table-cell table:style-name="ce10" table:formula="of:=([.K40]-[.$D40])/[.$D40]" office:value-type="percentage" office:value="-0.00335570469798658">
            <text:p>-0.34%</text:p>
          </table:table-cell>
          <table:table-cell table:style-name="ce10" table:formula="of:=MAX([.I40];ABS([.M40]))" office:value-type="percentage" office:value="0.00335570469798658">
            <text:p>0.34%</text:p>
          </table:table-cell>
          <table:table-cell table:number-columns-repeated="3"/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1000">
            <text:p>1000</text:p>
          </table:table-cell>
          <table:table-cell/>
          <table:table-cell office:value-type="float" office:value="0.4443">
            <text:p>0.44</text:p>
          </table:table-cell>
          <table:table-cell office:value-type="float" office:value="43.98">
            <text:p>43.98</text:p>
          </table:table-cell>
          <table:table-cell/>
          <table:table-cell office:value-type="float" office:value="0.4453">
            <text:p>0.45</text:p>
          </table:table-cell>
          <table:table-cell office:value-type="float" office:value="44.08">
            <text:p>44.08</text:p>
          </table:table-cell>
          <table:table-cell table:style-name="ce10" table:formula="of:=([.G41]-[.$D41])/[.$D41]" office:value-type="percentage" office:value="0.00225073148773351">
            <text:p>0.23%</text:p>
          </table:table-cell>
          <table:table-cell/>
          <table:table-cell office:value-type="float" office:value="0.443">
            <text:p>0.44</text:p>
          </table:table-cell>
          <table:table-cell office:value-type="float" office:value="43.85">
            <text:p>43.85</text:p>
          </table:table-cell>
          <table:table-cell table:style-name="ce10" table:formula="of:=([.K41]-[.$D41])/[.$D41]" office:value-type="percentage" office:value="-0.00292595093405362">
            <text:p>-0.29%</text:p>
          </table:table-cell>
          <table:table-cell table:style-name="ce10" table:formula="of:=MAX([.I41];ABS([.M41]))" office:value-type="percentage" office:value="0.00292595093405362">
            <text:p>0.29%</text:p>
          </table:table-cell>
          <table:table-cell table:number-columns-repeated="3"/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  <table:table-cell/>
          <table:table-cell office:value-type="float" office:value="0.6485">
            <text:p>0.65</text:p>
          </table:table-cell>
          <table:table-cell office:value-type="float" office:value="4.65">
            <text:p>4.65</text:p>
          </table:table-cell>
          <table:table-cell/>
          <table:table-cell office:value-type="float" office:value="0.6499">
            <text:p>0.65</text:p>
          </table:table-cell>
          <table:table-cell office:value-type="float" office:value="4.66">
            <text:p>4.66</text:p>
          </table:table-cell>
          <table:table-cell table:style-name="ce10" table:formula="of:=([.G42]-[.$D42])/[.$D42]" office:value-type="percentage" office:value="0.00215882806476477">
            <text:p>0.22%</text:p>
          </table:table-cell>
          <table:table-cell/>
          <table:table-cell office:value-type="float" office:value="0.6471">
            <text:p>0.65</text:p>
          </table:table-cell>
          <table:table-cell office:value-type="float" office:value="4.64">
            <text:p>4.64</text:p>
          </table:table-cell>
          <table:table-cell table:style-name="ce10" table:formula="of:=([.K42]-[.$D42])/[.$D42]" office:value-type="percentage" office:value="-0.00215882806476495">
            <text:p>-0.22%</text:p>
          </table:table-cell>
          <table:table-cell table:style-name="ce10" table:formula="of:=MAX([.I42];ABS([.M42]))" office:value-type="percentage" office:value="0.00215882806476495">
            <text:p>0.22%</text:p>
          </table:table-cell>
          <table:table-cell table:number-columns-repeated="3"/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200">
            <text:p>200</text:p>
          </table:table-cell>
          <table:table-cell/>
          <table:table-cell office:value-type="float" office:value="3.346">
            <text:p>3.35</text:p>
          </table:table-cell>
          <table:table-cell office:value-type="float" office:value="25.34">
            <text:p>25.34</text:p>
          </table:table-cell>
          <table:table-cell/>
          <table:table-cell office:value-type="float" office:value="3.351">
            <text:p>3.35</text:p>
          </table:table-cell>
          <table:table-cell office:value-type="float" office:value="25.38">
            <text:p>25.38</text:p>
          </table:table-cell>
          <table:table-cell table:style-name="ce10" table:formula="of:=([.G43]-[.$D43])/[.$D43]" office:value-type="percentage" office:value="0.00149432157800355">
            <text:p>0.15%</text:p>
          </table:table-cell>
          <table:table-cell/>
          <table:table-cell office:value-type="float" office:value="3.337">
            <text:p>3.34</text:p>
          </table:table-cell>
          <table:table-cell office:value-type="float" office:value="25.27">
            <text:p>25.27</text:p>
          </table:table-cell>
          <table:table-cell table:style-name="ce10" table:formula="of:=([.K43]-[.$D43])/[.$D43]" office:value-type="percentage" office:value="-0.00268977884040642">
            <text:p>-0.27%</text:p>
          </table:table-cell>
          <table:table-cell table:style-name="ce10" table:formula="of:=MAX([.I43];ABS([.M43]))" office:value-type="percentage" office:value="0.00268977884040642">
            <text:p>0.27%</text:p>
          </table:table-cell>
          <table:table-cell table:number-columns-repeated="3"/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300">
            <text:p>300</text:p>
          </table:table-cell>
          <table:table-cell/>
          <table:table-cell office:value-type="float" office:value="5.105">
            <text:p>5.11</text:p>
          </table:table-cell>
          <table:table-cell office:value-type="float" office:value="41.17">
            <text:p>41.17</text:p>
          </table:table-cell>
          <table:table-cell/>
          <table:table-cell office:value-type="float" office:value="5.116">
            <text:p>5.12</text:p>
          </table:table-cell>
          <table:table-cell office:value-type="float" office:value="41.26">
            <text:p>41.26</text:p>
          </table:table-cell>
          <table:table-cell table:style-name="ce10" table:formula="of:=([.G44]-[.$D44])/[.$D44]" office:value-type="percentage" office:value="0.00215475024485783">
            <text:p>0.22%</text:p>
          </table:table-cell>
          <table:table-cell/>
          <table:table-cell office:value-type="float" office:value="5.095">
            <text:p>5.1</text:p>
          </table:table-cell>
          <table:table-cell office:value-type="float" office:value="41.09">
            <text:p>41.09</text:p>
          </table:table-cell>
          <table:table-cell table:style-name="ce10" table:formula="of:=([.K44]-[.$D44])/[.$D44]" office:value-type="percentage" office:value="-0.00195886385896193">
            <text:p>-0.20%</text:p>
          </table:table-cell>
          <table:table-cell table:style-name="ce10" table:formula="of:=MAX([.I44];ABS([.M44]))" office:value-type="percentage" office:value="0.00215475024485783">
            <text:p>0.22%</text:p>
          </table:table-cell>
          <table:table-cell table:number-columns-repeated="3"/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400">
            <text:p>400</text:p>
          </table:table-cell>
          <table:table-cell/>
          <table:table-cell office:value-type="float" office:value="5.773">
            <text:p>5.77</text:p>
          </table:table-cell>
          <table:table-cell office:value-type="float" office:value="50.64">
            <text:p>50.64</text:p>
          </table:table-cell>
          <table:table-cell/>
          <table:table-cell office:value-type="float" office:value="5.782">
            <text:p>5.78</text:p>
          </table:table-cell>
          <table:table-cell office:value-type="float" office:value="50.72">
            <text:p>50.72</text:p>
          </table:table-cell>
          <table:table-cell table:style-name="ce10" table:formula="of:=([.G45]-[.$D45])/[.$D45]" office:value-type="percentage" office:value="0.00155898146544264">
            <text:p>0.16%</text:p>
          </table:table-cell>
          <table:table-cell/>
          <table:table-cell office:value-type="float" office:value="5.76">
            <text:p>5.76</text:p>
          </table:table-cell>
          <table:table-cell office:value-type="float" office:value="50.53">
            <text:p>50.53</text:p>
          </table:table-cell>
          <table:table-cell table:style-name="ce10" table:formula="of:=([.K45]-[.$D45])/[.$D45]" office:value-type="percentage" office:value="-0.00225186211675037">
            <text:p>-0.23%</text:p>
          </table:table-cell>
          <table:table-cell table:style-name="ce10" table:formula="of:=MAX([.I45];ABS([.M45]))" office:value-type="percentage" office:value="0.00225186211675037">
            <text:p>0.23%</text:p>
          </table:table-cell>
          <table:table-cell table:number-columns-repeated="3"/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500">
            <text:p>500</text:p>
          </table:table-cell>
          <table:table-cell/>
          <table:table-cell office:value-type="float" office:value="5.785">
            <text:p>5.79</text:p>
          </table:table-cell>
          <table:table-cell office:value-type="float" office:value="57.5">
            <text:p>57.5</text:p>
          </table:table-cell>
          <table:table-cell/>
          <table:table-cell office:value-type="float" office:value="5.791">
            <text:p>5.79</text:p>
          </table:table-cell>
          <table:table-cell office:value-type="float" office:value="57.56">
            <text:p>57.56</text:p>
          </table:table-cell>
          <table:table-cell table:style-name="ce10" table:formula="of:=([.G46]-[.$D46])/[.$D46]" office:value-type="percentage" office:value="0.00103716508210894">
            <text:p>0.10%</text:p>
          </table:table-cell>
          <table:table-cell/>
          <table:table-cell office:value-type="float" office:value="5.778">
            <text:p>5.78</text:p>
          </table:table-cell>
          <table:table-cell office:value-type="float" office:value="57.43">
            <text:p>57.43</text:p>
          </table:table-cell>
          <table:table-cell table:style-name="ce10" table:formula="of:=([.K46]-[.$D46])/[.$D46]" office:value-type="percentage" office:value="-0.00121002592912715">
            <text:p>-0.12%</text:p>
          </table:table-cell>
          <table:table-cell table:style-name="ce10" table:formula="of:=MAX([.I46];ABS([.M46]))" office:value-type="percentage" office:value="0.00121002592912715">
            <text:p>0.12%</text:p>
          </table:table-cell>
          <table:table-cell table:number-columns-repeated="3"/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600">
            <text:p>600</text:p>
          </table:table-cell>
          <table:table-cell/>
          <table:table-cell office:value-type="float" office:value="5.176">
            <text:p>5.18</text:p>
          </table:table-cell>
          <table:table-cell office:value-type="float" office:value="60.26">
            <text:p>60.26</text:p>
          </table:table-cell>
          <table:table-cell/>
          <table:table-cell office:value-type="float" office:value="5.181">
            <text:p>5.18</text:p>
          </table:table-cell>
          <table:table-cell office:value-type="float" office:value="60.32">
            <text:p>60.32</text:p>
          </table:table-cell>
          <table:table-cell table:style-name="ce10" table:formula="of:=([.G47]-[.$D47])/[.$D47]" office:value-type="percentage" office:value="0.000965996908809871">
            <text:p>0.10%</text:p>
          </table:table-cell>
          <table:table-cell/>
          <table:table-cell office:value-type="float" office:value="5.163">
            <text:p>5.16</text:p>
          </table:table-cell>
          <table:table-cell office:value-type="float" office:value="60.11">
            <text:p>60.11</text:p>
          </table:table-cell>
          <table:table-cell table:style-name="ce10" table:formula="of:=([.K47]-[.$D47])/[.$D47]" office:value-type="percentage" office:value="-0.0025115919629057">
            <text:p>-0.25%</text:p>
          </table:table-cell>
          <table:table-cell table:style-name="ce10" table:formula="of:=MAX([.I47];ABS([.M47]))" office:value-type="percentage" office:value="0.0025115919629057">
            <text:p>0.25%</text:p>
          </table:table-cell>
          <table:table-cell table:number-columns-repeated="3"/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700">
            <text:p>700</text:p>
          </table:table-cell>
          <table:table-cell/>
          <table:table-cell office:value-type="float" office:value="4.291">
            <text:p>4.29</text:p>
          </table:table-cell>
          <table:table-cell office:value-type="float" office:value="61.83">
            <text:p>61.83</text:p>
          </table:table-cell>
          <table:table-cell/>
          <table:table-cell office:value-type="float" office:value="4.299">
            <text:p>4.3</text:p>
          </table:table-cell>
          <table:table-cell office:value-type="float" office:value="61.95">
            <text:p>61.95</text:p>
          </table:table-cell>
          <table:table-cell table:style-name="ce10" table:formula="of:=([.G48]-[.$D48])/[.$D48]" office:value-type="percentage" office:value="0.00186436728035423">
            <text:p>0.19%</text:p>
          </table:table-cell>
          <table:table-cell/>
          <table:table-cell office:value-type="float" office:value="4.286">
            <text:p>4.29</text:p>
          </table:table-cell>
          <table:table-cell office:value-type="float" office:value="61.75">
            <text:p>61.75</text:p>
          </table:table-cell>
          <table:table-cell table:style-name="ce10" table:formula="of:=([.K48]-[.$D48])/[.$D48]" office:value-type="percentage" office:value="-0.00116522955022158">
            <text:p>-0.12%</text:p>
          </table:table-cell>
          <table:table-cell table:style-name="ce10" table:formula="of:=MAX([.I48];ABS([.M48]))" office:value-type="percentage" office:value="0.00186436728035423">
            <text:p>0.19%</text:p>
          </table:table-cell>
          <table:table-cell table:number-columns-repeated="3"/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800">
            <text:p>800</text:p>
          </table:table-cell>
          <table:table-cell/>
          <table:table-cell office:value-type="float" office:value="3.25">
            <text:p>3.25</text:p>
          </table:table-cell>
          <table:table-cell office:value-type="float" office:value="62.54">
            <text:p>62.54</text:p>
          </table:table-cell>
          <table:table-cell/>
          <table:table-cell office:value-type="float" office:value="3.255">
            <text:p>3.26</text:p>
          </table:table-cell>
          <table:table-cell office:value-type="float" office:value="62.64">
            <text:p>62.64</text:p>
          </table:table-cell>
          <table:table-cell table:style-name="ce10" table:formula="of:=([.G49]-[.$D49])/[.$D49]" office:value-type="percentage" office:value="0.00153846153846151">
            <text:p>0.15%</text:p>
          </table:table-cell>
          <table:table-cell/>
          <table:table-cell office:value-type="float" office:value="3.246">
            <text:p>3.25</text:p>
          </table:table-cell>
          <table:table-cell office:value-type="float" office:value="62.46">
            <text:p>62.46</text:p>
          </table:table-cell>
          <table:table-cell table:style-name="ce10" table:formula="of:=([.K49]-[.$D49])/[.$D49]" office:value-type="percentage" office:value="-0.00123076923076923">
            <text:p>-0.12%</text:p>
          </table:table-cell>
          <table:table-cell table:style-name="ce10" table:formula="of:=MAX([.I49];ABS([.M49]))" office:value-type="percentage" office:value="0.00153846153846151">
            <text:p>0.15%</text:p>
          </table:table-cell>
          <table:table-cell table:number-columns-repeated="3"/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900">
            <text:p>900</text:p>
          </table:table-cell>
          <table:table-cell/>
          <table:table-cell office:value-type="float" office:value="2.037">
            <text:p>2.04</text:p>
          </table:table-cell>
          <table:table-cell office:value-type="float" office:value="60.6">
            <text:p>60.6</text:p>
          </table:table-cell>
          <table:table-cell/>
          <table:table-cell office:value-type="float" office:value="2.041">
            <text:p>2.04</text:p>
          </table:table-cell>
          <table:table-cell office:value-type="float" office:value="60.71">
            <text:p>60.71</text:p>
          </table:table-cell>
          <table:table-cell table:style-name="ce10" table:formula="of:=([.G50]-[.$D50])/[.$D50]" office:value-type="percentage" office:value="0.00196367206676485">
            <text:p>0.20%</text:p>
          </table:table-cell>
          <table:table-cell/>
          <table:table-cell office:value-type="float" office:value="2.033">
            <text:p>2.03</text:p>
          </table:table-cell>
          <table:table-cell office:value-type="float" office:value="60.49">
            <text:p>60.49</text:p>
          </table:table-cell>
          <table:table-cell table:style-name="ce10" table:formula="of:=([.K50]-[.$D50])/[.$D50]" office:value-type="percentage" office:value="-0.00196367206676485">
            <text:p>-0.20%</text:p>
          </table:table-cell>
          <table:table-cell table:style-name="ce10" table:formula="of:=MAX([.I50];ABS([.M50]))" office:value-type="percentage" office:value="0.00196367206676485">
            <text:p>0.20%</text:p>
          </table:table-cell>
          <table:table-cell table:number-columns-repeated="3"/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1000">
            <text:p>1000</text:p>
          </table:table-cell>
          <table:table-cell/>
          <table:table-cell office:value-type="float" office:value="1.004">
            <text:p>1</text:p>
          </table:table-cell>
          <table:table-cell office:value-type="float" office:value="57.23">
            <text:p>57.23</text:p>
          </table:table-cell>
          <table:table-cell/>
          <table:table-cell office:value-type="float" office:value="1.005">
            <text:p>1.01</text:p>
          </table:table-cell>
          <table:table-cell office:value-type="float" office:value="57.31">
            <text:p>57.31</text:p>
          </table:table-cell>
          <table:table-cell table:style-name="ce10" table:formula="of:=([.G51]-[.$D51])/[.$D51]" office:value-type="percentage" office:value="0.00099601593625487">
            <text:p>0.10%</text:p>
          </table:table-cell>
          <table:table-cell/>
          <table:table-cell office:value-type="float" office:value="1.002">
            <text:p>1</text:p>
          </table:table-cell>
          <table:table-cell office:value-type="float" office:value="57.13">
            <text:p>57.13</text:p>
          </table:table-cell>
          <table:table-cell table:style-name="ce10" table:formula="of:=([.K51]-[.$D51])/[.$D51]" office:value-type="percentage" office:value="-0.00199203187250996">
            <text:p>-0.20%</text:p>
          </table:table-cell>
          <table:table-cell table:style-name="ce10" table:formula="of:=MAX([.I51];ABS([.M51]))" office:value-type="percentage" office:value="0.00199203187250996">
            <text:p>0.20%</text:p>
          </table:table-cell>
          <table:table-cell table:number-columns-repeated="3"/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1100">
            <text:p>1100</text:p>
          </table:table-cell>
          <table:table-cell/>
          <table:table-cell office:value-type="float" office:value="0.2671">
            <text:p>0.27</text:p>
          </table:table-cell>
          <table:table-cell office:value-type="float" office:value="48.58">
            <text:p>48.58</text:p>
          </table:table-cell>
          <table:table-cell/>
          <table:table-cell office:value-type="float" office:value="0.2675">
            <text:p>0.27</text:p>
          </table:table-cell>
          <table:table-cell office:value-type="float" office:value="48.66">
            <text:p>48.66</text:p>
          </table:table-cell>
          <table:table-cell table:style-name="ce10" table:formula="of:=([.G52]-[.$D52])/[.$D52]" office:value-type="percentage" office:value="0.00149756645451146">
            <text:p>0.15%</text:p>
          </table:table-cell>
          <table:table-cell/>
          <table:table-cell office:value-type="float" office:value="0.2667">
            <text:p>0.27</text:p>
          </table:table-cell>
          <table:table-cell office:value-type="float" office:value="48.51">
            <text:p>48.51</text:p>
          </table:table-cell>
          <table:table-cell table:style-name="ce10" table:formula="of:=([.K52]-[.$D52])/[.$D52]" office:value-type="percentage" office:value="-0.00149756645451146">
            <text:p>-0.15%</text:p>
          </table:table-cell>
          <table:table-cell table:style-name="ce10" table:formula="of:=MAX([.I52];ABS([.M52]))" office:value-type="percentage" office:value="0.00149756645451146">
            <text:p>0.15%</text:p>
          </table:table-cell>
          <table:table-cell table:number-columns-repeated="3"/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100">
            <text:p>100</text:p>
          </table:table-cell>
          <table:table-cell/>
          <table:table-cell office:value-type="float" office:value="0.3199">
            <text:p>0.32</text:p>
          </table:table-cell>
          <table:table-cell office:value-type="float" office:value="3.63">
            <text:p>3.63</text:p>
          </table:table-cell>
          <table:table-cell/>
          <table:table-cell office:value-type="float" office:value="0.3199">
            <text:p>0.32</text:p>
          </table:table-cell>
          <table:table-cell office:value-type="float" office:value="3.63">
            <text:p>3.63</text:p>
          </table:table-cell>
          <table:table-cell table:style-name="ce10" table:formula="of:=([.G53]-[.$D53])/[.$D53]" office:value-type="percentage" office:value="0">
            <text:p>0.00%</text:p>
          </table:table-cell>
          <table:table-cell/>
          <table:table-cell office:value-type="float" office:value="0.3199">
            <text:p>0.32</text:p>
          </table:table-cell>
          <table:table-cell office:value-type="float" office:value="3.63">
            <text:p>3.63</text:p>
          </table:table-cell>
          <table:table-cell table:style-name="ce10" table:formula="of:=([.K53]-[.$D53])/[.$D53]" office:value-type="percentage" office:value="0">
            <text:p>0.00%</text:p>
          </table:table-cell>
          <table:table-cell table:style-name="ce10" table:formula="of:=MAX([.I53];ABS([.M53]))" office:value-type="percentage" office:value="0">
            <text:p>0.00%</text:p>
          </table:table-cell>
          <table:table-cell table:number-columns-repeated="3"/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200">
            <text:p>200</text:p>
          </table:table-cell>
          <table:table-cell/>
          <table:table-cell office:value-type="float" office:value="1.933">
            <text:p>1.93</text:p>
          </table:table-cell>
          <table:table-cell office:value-type="float" office:value="22.78">
            <text:p>22.78</text:p>
          </table:table-cell>
          <table:table-cell/>
          <table:table-cell office:value-type="float" office:value="1.937">
            <text:p>1.94</text:p>
          </table:table-cell>
          <table:table-cell office:value-type="float" office:value="22.82">
            <text:p>22.82</text:p>
          </table:table-cell>
          <table:table-cell table:style-name="ce10" table:formula="of:=([.G54]-[.$D54])/[.$D54]" office:value-type="percentage" office:value="0.00206932229694775">
            <text:p>0.21%</text:p>
          </table:table-cell>
          <table:table-cell/>
          <table:table-cell office:value-type="float" office:value="1.928">
            <text:p>1.93</text:p>
          </table:table-cell>
          <table:table-cell office:value-type="float" office:value="22.72">
            <text:p>22.72</text:p>
          </table:table-cell>
          <table:table-cell table:style-name="ce10" table:formula="of:=([.K54]-[.$D54])/[.$D54]" office:value-type="percentage" office:value="-0.00258665287118475">
            <text:p>-0.26%</text:p>
          </table:table-cell>
          <table:table-cell table:style-name="ce10" table:formula="of:=MAX([.I54];ABS([.M54]))" office:value-type="percentage" office:value="0.00258665287118475">
            <text:p>0.26%</text:p>
          </table:table-cell>
          <table:table-cell table:number-columns-repeated="3"/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300">
            <text:p>300</text:p>
          </table:table-cell>
          <table:table-cell/>
          <table:table-cell office:value-type="float" office:value="3.167">
            <text:p>3.17</text:p>
          </table:table-cell>
          <table:table-cell office:value-type="float" office:value="39.7">
            <text:p>39.7</text:p>
          </table:table-cell>
          <table:table-cell/>
          <table:table-cell office:value-type="float" office:value="3.178">
            <text:p>3.18</text:p>
          </table:table-cell>
          <table:table-cell office:value-type="float" office:value="39.83">
            <text:p>39.83</text:p>
          </table:table-cell>
          <table:table-cell table:style-name="ce10" table:formula="of:=([.G55]-[.$D55])/[.$D55]" office:value-type="percentage" office:value="0.00347331859804235">
            <text:p>0.35%</text:p>
          </table:table-cell>
          <table:table-cell/>
          <table:table-cell office:value-type="float" office:value="3.163">
            <text:p>3.16</text:p>
          </table:table-cell>
          <table:table-cell office:value-type="float" office:value="39.65">
            <text:p>39.65</text:p>
          </table:table-cell>
          <table:table-cell table:style-name="ce10" table:formula="of:=([.K55]-[.$D55])/[.$D55]" office:value-type="percentage" office:value="-0.00126302494474266">
            <text:p>-0.13%</text:p>
          </table:table-cell>
          <table:table-cell table:style-name="ce10" table:formula="of:=MAX([.I55];ABS([.M55]))" office:value-type="percentage" office:value="0.00347331859804235">
            <text:p>0.35%</text:p>
          </table:table-cell>
          <table:table-cell table:number-columns-repeated="3"/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400">
            <text:p>400</text:p>
          </table:table-cell>
          <table:table-cell/>
          <table:table-cell office:value-type="float" office:value="3.703">
            <text:p>3.7</text:p>
          </table:table-cell>
          <table:table-cell office:value-type="float" office:value="50.08">
            <text:p>50.08</text:p>
          </table:table-cell>
          <table:table-cell/>
          <table:table-cell office:value-type="float" office:value="3.71">
            <text:p>3.71</text:p>
          </table:table-cell>
          <table:table-cell office:value-type="float" office:value="50.17">
            <text:p>50.17</text:p>
          </table:table-cell>
          <table:table-cell table:style-name="ce10" table:formula="of:=([.G56]-[.$D56])/[.$D56]" office:value-type="percentage" office:value="0.001890359168242">
            <text:p>0.19%</text:p>
          </table:table-cell>
          <table:table-cell/>
          <table:table-cell office:value-type="float" office:value="3.695">
            <text:p>3.7</text:p>
          </table:table-cell>
          <table:table-cell office:value-type="float" office:value="49.96">
            <text:p>49.96</text:p>
          </table:table-cell>
          <table:table-cell table:style-name="ce10" table:formula="of:=([.K56]-[.$D56])/[.$D56]" office:value-type="percentage" office:value="-0.00216041047799082">
            <text:p>-0.22%</text:p>
          </table:table-cell>
          <table:table-cell table:style-name="ce10" table:formula="of:=MAX([.I56];ABS([.M56]))" office:value-type="percentage" office:value="0.00216041047799082">
            <text:p>0.22%</text:p>
          </table:table-cell>
          <table:table-cell table:number-columns-repeated="3"/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500">
            <text:p>500</text:p>
          </table:table-cell>
          <table:table-cell/>
          <table:table-cell office:value-type="float" office:value="3.806">
            <text:p>3.81</text:p>
          </table:table-cell>
          <table:table-cell office:value-type="float" office:value="56.61">
            <text:p>56.61</text:p>
          </table:table-cell>
          <table:table-cell/>
          <table:table-cell office:value-type="float" office:value="3.814">
            <text:p>3.81</text:p>
          </table:table-cell>
          <table:table-cell office:value-type="float" office:value="56.72">
            <text:p>56.72</text:p>
          </table:table-cell>
          <table:table-cell table:style-name="ce10" table:formula="of:=([.G57]-[.$D57])/[.$D57]" office:value-type="percentage" office:value="0.00210194429847609">
            <text:p>0.21%</text:p>
          </table:table-cell>
          <table:table-cell/>
          <table:table-cell office:value-type="float" office:value="3.797">
            <text:p>3.8</text:p>
          </table:table-cell>
          <table:table-cell office:value-type="float" office:value="56.47">
            <text:p>56.47</text:p>
          </table:table-cell>
          <table:table-cell table:style-name="ce10" table:formula="of:=([.K57]-[.$D57])/[.$D57]" office:value-type="percentage" office:value="-0.00236468733578557">
            <text:p>-0.24%</text:p>
          </table:table-cell>
          <table:table-cell table:style-name="ce10" table:formula="of:=MAX([.I57];ABS([.M57]))" office:value-type="percentage" office:value="0.00236468733578557">
            <text:p>0.24%</text:p>
          </table:table-cell>
          <table:table-cell table:number-columns-repeated="3"/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600">
            <text:p>600</text:p>
          </table:table-cell>
          <table:table-cell/>
          <table:table-cell office:value-type="float" office:value="3.652">
            <text:p>3.65</text:p>
          </table:table-cell>
          <table:table-cell office:value-type="float" office:value="61.34">
            <text:p>61.34</text:p>
          </table:table-cell>
          <table:table-cell/>
          <table:table-cell office:value-type="float" office:value="3.66">
            <text:p>3.66</text:p>
          </table:table-cell>
          <table:table-cell office:value-type="float" office:value="61.47">
            <text:p>61.47</text:p>
          </table:table-cell>
          <table:table-cell table:style-name="ce10" table:formula="of:=([.G58]-[.$D58])/[.$D58]" office:value-type="percentage" office:value="0.00219058050383352">
            <text:p>0.22%</text:p>
          </table:table-cell>
          <table:table-cell/>
          <table:table-cell office:value-type="float" office:value="3.646">
            <text:p>3.65</text:p>
          </table:table-cell>
          <table:table-cell office:value-type="float" office:value="61.24">
            <text:p>61.24</text:p>
          </table:table-cell>
          <table:table-cell table:style-name="ce10" table:formula="of:=([.K58]-[.$D58])/[.$D58]" office:value-type="percentage" office:value="-0.0016429353778752">
            <text:p>-0.16%</text:p>
          </table:table-cell>
          <table:table-cell table:style-name="ce10" table:formula="of:=MAX([.I58];ABS([.M58]))" office:value-type="percentage" office:value="0.00219058050383352">
            <text:p>0.22%</text:p>
          </table:table-cell>
          <table:table-cell table:number-columns-repeated="3"/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700">
            <text:p>700</text:p>
          </table:table-cell>
          <table:table-cell/>
          <table:table-cell office:value-type="float" office:value="3.101">
            <text:p>3.1</text:p>
          </table:table-cell>
          <table:table-cell office:value-type="float" office:value="62.75">
            <text:p>62.75</text:p>
          </table:table-cell>
          <table:table-cell/>
          <table:table-cell office:value-type="float" office:value="3.108">
            <text:p>3.11</text:p>
          </table:table-cell>
          <table:table-cell office:value-type="float" office:value="62.89">
            <text:p>62.89</text:p>
          </table:table-cell>
          <table:table-cell table:style-name="ce10" table:formula="of:=([.G59]-[.$D59])/[.$D59]" office:value-type="percentage" office:value="0.00225733634311516">
            <text:p>0.23%</text:p>
          </table:table-cell>
          <table:table-cell/>
          <table:table-cell office:value-type="float" office:value="3.094">
            <text:p>3.09</text:p>
          </table:table-cell>
          <table:table-cell office:value-type="float" office:value="62.61">
            <text:p>62.61</text:p>
          </table:table-cell>
          <table:table-cell table:style-name="ce10" table:formula="of:=([.K59]-[.$D59])/[.$D59]" office:value-type="percentage" office:value="-0.00225733634311516">
            <text:p>-0.23%</text:p>
          </table:table-cell>
          <table:table-cell table:style-name="ce10" table:formula="of:=MAX([.I59];ABS([.M59]))" office:value-type="percentage" office:value="0.00225733634311516">
            <text:p>0.23%</text:p>
          </table:table-cell>
          <table:table-cell table:number-columns-repeated="3"/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800">
            <text:p>800</text:p>
          </table:table-cell>
          <table:table-cell/>
          <table:table-cell office:value-type="float" office:value="2.52">
            <text:p>2.52</text:p>
          </table:table-cell>
          <table:table-cell office:value-type="float" office:value="63.61">
            <text:p>63.61</text:p>
          </table:table-cell>
          <table:table-cell/>
          <table:table-cell office:value-type="float" office:value="2.524">
            <text:p>2.52</text:p>
          </table:table-cell>
          <table:table-cell office:value-type="float" office:value="63.72">
            <text:p>63.72</text:p>
          </table:table-cell>
          <table:table-cell table:style-name="ce10" table:formula="of:=([.G60]-[.$D60])/[.$D60]" office:value-type="percentage" office:value="0.00158730158730159">
            <text:p>0.16%</text:p>
          </table:table-cell>
          <table:table-cell/>
          <table:table-cell office:value-type="float" office:value="2.513">
            <text:p>2.51</text:p>
          </table:table-cell>
          <table:table-cell office:value-type="float" office:value="63.44">
            <text:p>63.44</text:p>
          </table:table-cell>
          <table:table-cell table:style-name="ce10" table:formula="of:=([.K60]-[.$D60])/[.$D60]" office:value-type="percentage" office:value="-0.00277777777777782">
            <text:p>-0.28%</text:p>
          </table:table-cell>
          <table:table-cell table:style-name="ce10" table:formula="of:=MAX([.I60];ABS([.M60]))" office:value-type="percentage" office:value="0.00277777777777782">
            <text:p>0.28%</text:p>
          </table:table-cell>
          <table:table-cell table:number-columns-repeated="3"/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900">
            <text:p>900</text:p>
          </table:table-cell>
          <table:table-cell/>
          <table:table-cell office:value-type="float" office:value="1.838">
            <text:p>1.84</text:p>
          </table:table-cell>
          <table:table-cell office:value-type="float" office:value="64.09">
            <text:p>64.09</text:p>
          </table:table-cell>
          <table:table-cell/>
          <table:table-cell office:value-type="float" office:value="1.841">
            <text:p>1.84</text:p>
          </table:table-cell>
          <table:table-cell office:value-type="float" office:value="64.18">
            <text:p>64.18</text:p>
          </table:table-cell>
          <table:table-cell table:style-name="ce10" table:formula="of:=([.G61]-[.$D61])/[.$D61]" office:value-type="percentage" office:value="0.00163220892274205">
            <text:p>0.16%</text:p>
          </table:table-cell>
          <table:table-cell/>
          <table:table-cell office:value-type="float" office:value="1.834">
            <text:p>1.83</text:p>
          </table:table-cell>
          <table:table-cell office:value-type="float" office:value="63.95">
            <text:p>63.95</text:p>
          </table:table-cell>
          <table:table-cell table:style-name="ce10" table:formula="of:=([.K61]-[.$D61])/[.$D61]" office:value-type="percentage" office:value="-0.00217627856365615">
            <text:p>-0.22%</text:p>
          </table:table-cell>
          <table:table-cell table:style-name="ce10" table:formula="of:=MAX([.I61];ABS([.M61]))" office:value-type="percentage" office:value="0.00217627856365615">
            <text:p>0.22%</text:p>
          </table:table-cell>
          <table:table-cell table:number-columns-repeated="3"/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1000">
            <text:p>1000</text:p>
          </table:table-cell>
          <table:table-cell/>
          <table:table-cell office:value-type="float" office:value="1.187">
            <text:p>1.19</text:p>
          </table:table-cell>
          <table:table-cell office:value-type="float" office:value="62.85">
            <text:p>62.85</text:p>
          </table:table-cell>
          <table:table-cell/>
          <table:table-cell office:value-type="float" office:value="1.19">
            <text:p>1.19</text:p>
          </table:table-cell>
          <table:table-cell office:value-type="float" office:value="63.01">
            <text:p>63.01</text:p>
          </table:table-cell>
          <table:table-cell table:style-name="ce10" table:formula="of:=([.G62]-[.$D62])/[.$D62]" office:value-type="percentage" office:value="0.00252737994945231">
            <text:p>0.25%</text:p>
          </table:table-cell>
          <table:table-cell/>
          <table:table-cell office:value-type="float" office:value="1.186">
            <text:p>1.19</text:p>
          </table:table-cell>
          <table:table-cell office:value-type="float" office:value="62.75">
            <text:p>62.75</text:p>
          </table:table-cell>
          <table:table-cell table:style-name="ce10" table:formula="of:=([.K62]-[.$D62])/[.$D62]" office:value-type="percentage" office:value="-0.000842459983150895">
            <text:p>-0.08%</text:p>
          </table:table-cell>
          <table:table-cell table:style-name="ce10" table:formula="of:=MAX([.I62];ABS([.M62]))" office:value-type="percentage" office:value="0.00252737994945231">
            <text:p>0.25%</text:p>
          </table:table-cell>
          <table:table-cell table:number-columns-repeated="3"/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1100">
            <text:p>1100</text:p>
          </table:table-cell>
          <table:table-cell/>
          <table:table-cell office:value-type="float" office:value="0.5739">
            <text:p>0.57</text:p>
          </table:table-cell>
          <table:table-cell office:value-type="float" office:value="59.17">
            <text:p>59.17</text:p>
          </table:table-cell>
          <table:table-cell/>
          <table:table-cell office:value-type="float" office:value="0.5753">
            <text:p>0.58</text:p>
          </table:table-cell>
          <table:table-cell office:value-type="float" office:value="59.32">
            <text:p>59.32</text:p>
          </table:table-cell>
          <table:table-cell table:style-name="ce10" table:formula="of:=([.G63]-[.$D63])/[.$D63]" office:value-type="percentage" office:value="0.00243944938142526">
            <text:p>0.24%</text:p>
          </table:table-cell>
          <table:table-cell/>
          <table:table-cell office:value-type="float" office:value="0.5724">
            <text:p>0.57</text:p>
          </table:table-cell>
          <table:table-cell office:value-type="float" office:value="59.02">
            <text:p>59.02</text:p>
          </table:table-cell>
          <table:table-cell table:style-name="ce10" table:formula="of:=([.K63]-[.$D63])/[.$D63]" office:value-type="percentage" office:value="-0.00261369576581296">
            <text:p>-0.26%</text:p>
          </table:table-cell>
          <table:table-cell table:style-name="ce10" table:formula="of:=MAX([.I63];ABS([.M63]))" office:value-type="percentage" office:value="0.00261369576581296">
            <text:p>0.26%</text:p>
          </table:table-cell>
          <table:table-cell table:number-columns-repeated="3"/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1200">
            <text:p>1200</text:p>
          </table:table-cell>
          <table:table-cell/>
          <table:table-cell office:value-type="float" office:value="0.1518">
            <text:p>0.15</text:p>
          </table:table-cell>
          <table:table-cell office:value-type="float" office:value="50.21">
            <text:p>50.21</text:p>
          </table:table-cell>
          <table:table-cell/>
          <table:table-cell office:value-type="float" office:value="0.152">
            <text:p>0.15</text:p>
          </table:table-cell>
          <table:table-cell office:value-type="float" office:value="50.29">
            <text:p>50.29</text:p>
          </table:table-cell>
          <table:table-cell table:style-name="ce10" table:formula="of:=([.G64]-[.$D64])/[.$D64]" office:value-type="percentage" office:value="0.00131752305665335">
            <text:p>0.13%</text:p>
          </table:table-cell>
          <table:table-cell/>
          <table:table-cell office:value-type="float" office:value="0.1514">
            <text:p>0.15</text:p>
          </table:table-cell>
          <table:table-cell office:value-type="float" office:value="50.1">
            <text:p>50.1</text:p>
          </table:table-cell>
          <table:table-cell table:style-name="ce10" table:formula="of:=([.K64]-[.$D64])/[.$D64]" office:value-type="percentage" office:value="-0.00263504611330706">
            <text:p>-0.26%</text:p>
          </table:table-cell>
          <table:table-cell table:style-name="ce10" table:formula="of:=MAX([.I64];ABS([.M64]))" office:value-type="percentage" office:value="0.00263504611330706">
            <text:p>0.26%</text:p>
          </table:table-cell>
          <table:table-cell table:number-columns-repeated="3"/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100">
            <text:p>100</text:p>
          </table:table-cell>
          <table:table-cell/>
          <table:table-cell office:value-type="float" office:value="0.188">
            <text:p>0.19</text:p>
          </table:table-cell>
          <table:table-cell office:value-type="float" office:value="3.24">
            <text:p>3.24</text:p>
          </table:table-cell>
          <table:table-cell/>
          <table:table-cell office:value-type="float" office:value="0.1886">
            <text:p>0.19</text:p>
          </table:table-cell>
          <table:table-cell office:value-type="float" office:value="3.25">
            <text:p>3.25</text:p>
          </table:table-cell>
          <table:table-cell table:style-name="ce10" table:formula="of:=([.G65]-[.$D65])/[.$D65]" office:value-type="percentage" office:value="0.00319148936170222">
            <text:p>0.32%</text:p>
          </table:table-cell>
          <table:table-cell/>
          <table:table-cell office:value-type="float" office:value="0.188">
            <text:p>0.19</text:p>
          </table:table-cell>
          <table:table-cell office:value-type="float" office:value="3.24">
            <text:p>3.24</text:p>
          </table:table-cell>
          <table:table-cell table:style-name="ce10" table:formula="of:=([.K65]-[.$D65])/[.$D65]" office:value-type="percentage" office:value="0">
            <text:p>0.00%</text:p>
          </table:table-cell>
          <table:table-cell table:style-name="ce10" table:formula="of:=MAX([.I65];ABS([.M65]))" office:value-type="percentage" office:value="0.00319148936170222">
            <text:p>0.32%</text:p>
          </table:table-cell>
          <table:table-cell table:number-columns-repeated="3"/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200">
            <text:p>200</text:p>
          </table:table-cell>
          <table:table-cell/>
          <table:table-cell office:value-type="float" office:value="1.138">
            <text:p>1.14</text:p>
          </table:table-cell>
          <table:table-cell office:value-type="float" office:value="20.35">
            <text:p>20.35</text:p>
          </table:table-cell>
          <table:table-cell/>
          <table:table-cell office:value-type="float" office:value="1.139">
            <text:p>1.14</text:p>
          </table:table-cell>
          <table:table-cell office:value-type="float" office:value="20.36">
            <text:p>20.36</text:p>
          </table:table-cell>
          <table:table-cell table:style-name="ce10" table:formula="of:=([.G66]-[.$D66])/[.$D66]" office:value-type="percentage" office:value="0.000878734622144211">
            <text:p>0.09%</text:p>
          </table:table-cell>
          <table:table-cell/>
          <table:table-cell office:value-type="float" office:value="1.138">
            <text:p>1.14</text:p>
          </table:table-cell>
          <table:table-cell office:value-type="float" office:value="20.35">
            <text:p>20.35</text:p>
          </table:table-cell>
          <table:table-cell table:style-name="ce10" table:formula="of:=([.K66]-[.$D66])/[.$D66]" office:value-type="percentage" office:value="0">
            <text:p>0.00%</text:p>
          </table:table-cell>
          <table:table-cell table:style-name="ce10" table:formula="of:=MAX([.I66];ABS([.M66]))" office:value-type="percentage" office:value="0.000878734622144211">
            <text:p>0.09%</text:p>
          </table:table-cell>
          <table:table-cell table:number-columns-repeated="3"/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300">
            <text:p>300</text:p>
          </table:table-cell>
          <table:table-cell/>
          <table:table-cell office:value-type="float" office:value="2.07">
            <text:p>2.07</text:p>
          </table:table-cell>
          <table:table-cell office:value-type="float" office:value="38.77">
            <text:p>38.77</text:p>
          </table:table-cell>
          <table:table-cell/>
          <table:table-cell office:value-type="float" office:value="2.073">
            <text:p>2.07</text:p>
          </table:table-cell>
          <table:table-cell office:value-type="float" office:value="38.83">
            <text:p>38.83</text:p>
          </table:table-cell>
          <table:table-cell table:style-name="ce10" table:formula="of:=([.G67]-[.$D67])/[.$D67]" office:value-type="percentage" office:value="0.0014492753623189">
            <text:p>0.14%</text:p>
          </table:table-cell>
          <table:table-cell/>
          <table:table-cell office:value-type="float" office:value="2.066">
            <text:p>2.07</text:p>
          </table:table-cell>
          <table:table-cell office:value-type="float" office:value="38.69">
            <text:p>38.69</text:p>
          </table:table-cell>
          <table:table-cell table:style-name="ce10" table:formula="of:=([.K67]-[.$D67])/[.$D67]" office:value-type="percentage" office:value="-0.00193236714975846">
            <text:p>-0.19%</text:p>
          </table:table-cell>
          <table:table-cell table:style-name="ce10" table:formula="of:=MAX([.I67];ABS([.M67]))" office:value-type="percentage" office:value="0.00193236714975846">
            <text:p>0.19%</text:p>
          </table:table-cell>
          <table:table-cell table:number-columns-repeated="3"/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400">
            <text:p>400</text:p>
          </table:table-cell>
          <table:table-cell/>
          <table:table-cell office:value-type="float" office:value="2.454">
            <text:p>2.45</text:p>
          </table:table-cell>
          <table:table-cell office:value-type="float" office:value="50.08">
            <text:p>50.08</text:p>
          </table:table-cell>
          <table:table-cell/>
          <table:table-cell office:value-type="float" office:value="2.458">
            <text:p>2.46</text:p>
          </table:table-cell>
          <table:table-cell office:value-type="float" office:value="50.17">
            <text:p>50.17</text:p>
          </table:table-cell>
          <table:table-cell table:style-name="ce10" table:formula="of:=([.G68]-[.$D68])/[.$D68]" office:value-type="percentage" office:value="0.00162999185004075">
            <text:p>0.16%</text:p>
          </table:table-cell>
          <table:table-cell/>
          <table:table-cell office:value-type="float" office:value="2.446">
            <text:p>2.45</text:p>
          </table:table-cell>
          <table:table-cell office:value-type="float" office:value="49.92">
            <text:p>49.92</text:p>
          </table:table-cell>
          <table:table-cell table:style-name="ce10" table:formula="of:=([.K68]-[.$D68])/[.$D68]" office:value-type="percentage" office:value="-0.0032599837000815">
            <text:p>-0.33%</text:p>
          </table:table-cell>
          <table:table-cell table:style-name="ce10" table:formula="of:=MAX([.I68];ABS([.M68]))" office:value-type="percentage" office:value="0.0032599837000815">
            <text:p>0.33%</text:p>
          </table:table-cell>
          <table:table-cell table:number-columns-repeated="3"/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500">
            <text:p>500</text:p>
          </table:table-cell>
          <table:table-cell/>
          <table:table-cell office:value-type="float" office:value="2.545">
            <text:p>2.55</text:p>
          </table:table-cell>
          <table:table-cell office:value-type="float" office:value="56.19">
            <text:p>56.19</text:p>
          </table:table-cell>
          <table:table-cell/>
          <table:table-cell office:value-type="float" office:value="2.548">
            <text:p>2.55</text:p>
          </table:table-cell>
          <table:table-cell office:value-type="float" office:value="56.25">
            <text:p>56.25</text:p>
          </table:table-cell>
          <table:table-cell table:style-name="ce10" table:formula="of:=([.G69]-[.$D69])/[.$D69]" office:value-type="percentage" office:value="0.00117878192534386">
            <text:p>0.12%</text:p>
          </table:table-cell>
          <table:table-cell/>
          <table:table-cell office:value-type="float" office:value="2.541">
            <text:p>2.54</text:p>
          </table:table-cell>
          <table:table-cell office:value-type="float" office:value="56.11">
            <text:p>56.11</text:p>
          </table:table-cell>
          <table:table-cell table:style-name="ce10" table:formula="of:=([.K69]-[.$D69])/[.$D69]" office:value-type="percentage" office:value="-0.00157170923379175">
            <text:p>-0.16%</text:p>
          </table:table-cell>
          <table:table-cell table:style-name="ce10" table:formula="of:=MAX([.I69];ABS([.M69]))" office:value-type="percentage" office:value="0.00157170923379175">
            <text:p>0.16%</text:p>
          </table:table-cell>
          <table:table-cell table:number-columns-repeated="3"/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600">
            <text:p>600</text:p>
          </table:table-cell>
          <table:table-cell/>
          <table:table-cell office:value-type="float" office:value="2.453">
            <text:p>2.45</text:p>
          </table:table-cell>
          <table:table-cell office:value-type="float" office:value="61.55">
            <text:p>61.55</text:p>
          </table:table-cell>
          <table:table-cell/>
          <table:table-cell office:value-type="float" office:value="2.458">
            <text:p>2.46</text:p>
          </table:table-cell>
          <table:table-cell office:value-type="float" office:value="61.67">
            <text:p>61.67</text:p>
          </table:table-cell>
          <table:table-cell table:style-name="ce10" table:formula="of:=([.G70]-[.$D70])/[.$D70]" office:value-type="percentage" office:value="0.00203832042397079">
            <text:p>0.20%</text:p>
          </table:table-cell>
          <table:table-cell/>
          <table:table-cell office:value-type="float" office:value="2.45">
            <text:p>2.45</text:p>
          </table:table-cell>
          <table:table-cell office:value-type="float" office:value="61.47">
            <text:p>61.47</text:p>
          </table:table-cell>
          <table:table-cell table:style-name="ce10" table:formula="of:=([.K70]-[.$D70])/[.$D70]" office:value-type="percentage" office:value="-0.00122299225438225">
            <text:p>-0.12%</text:p>
          </table:table-cell>
          <table:table-cell table:style-name="ce10" table:formula="of:=MAX([.I70];ABS([.M70]))" office:value-type="percentage" office:value="0.00203832042397079">
            <text:p>0.20%</text:p>
          </table:table-cell>
          <table:table-cell table:number-columns-repeated="3"/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700">
            <text:p>700</text:p>
          </table:table-cell>
          <table:table-cell/>
          <table:table-cell office:value-type="float" office:value="2.257">
            <text:p>2.26</text:p>
          </table:table-cell>
          <table:table-cell office:value-type="float" office:value="64.24">
            <text:p>64.24</text:p>
          </table:table-cell>
          <table:table-cell/>
          <table:table-cell office:value-type="float" office:value="2.26">
            <text:p>2.26</text:p>
          </table:table-cell>
          <table:table-cell office:value-type="float" office:value="64.33">
            <text:p>64.33</text:p>
          </table:table-cell>
          <table:table-cell table:style-name="ce10" table:formula="of:=([.G71]-[.$D71])/[.$D71]" office:value-type="percentage" office:value="0.00132919805050938">
            <text:p>0.13%</text:p>
          </table:table-cell>
          <table:table-cell/>
          <table:table-cell office:value-type="float" office:value="2.255">
            <text:p>2.26</text:p>
          </table:table-cell>
          <table:table-cell office:value-type="float" office:value="64.18">
            <text:p>64.18</text:p>
          </table:table-cell>
          <table:table-cell table:style-name="ce10" table:formula="of:=([.K71]-[.$D71])/[.$D71]" office:value-type="percentage" office:value="-0.000886132033673116">
            <text:p>-0.09%</text:p>
          </table:table-cell>
          <table:table-cell table:style-name="ce10" table:formula="of:=MAX([.I71];ABS([.M71]))" office:value-type="percentage" office:value="0.00132919805050938">
            <text:p>0.13%</text:p>
          </table:table-cell>
          <table:table-cell table:number-columns-repeated="3"/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800">
            <text:p>800</text:p>
          </table:table-cell>
          <table:table-cell/>
          <table:table-cell office:value-type="float" office:value="1.915">
            <text:p>1.92</text:p>
          </table:table-cell>
          <table:table-cell office:value-type="float" office:value="65.6">
            <text:p>65.6</text:p>
          </table:table-cell>
          <table:table-cell/>
          <table:table-cell office:value-type="float" office:value="1.919">
            <text:p>1.92</text:p>
          </table:table-cell>
          <table:table-cell office:value-type="float" office:value="65.72">
            <text:p>65.72</text:p>
          </table:table-cell>
          <table:table-cell table:style-name="ce10" table:formula="of:=([.G72]-[.$D72])/[.$D72]" office:value-type="percentage" office:value="0.002088772845953">
            <text:p>0.21%</text:p>
          </table:table-cell>
          <table:table-cell/>
          <table:table-cell office:value-type="float" office:value="1.913">
            <text:p>1.91</text:p>
          </table:table-cell>
          <table:table-cell office:value-type="float" office:value="65.52">
            <text:p>65.52</text:p>
          </table:table-cell>
          <table:table-cell table:style-name="ce10" table:formula="of:=([.K72]-[.$D72])/[.$D72]" office:value-type="percentage" office:value="-0.0010443864229765">
            <text:p>-0.10%</text:p>
          </table:table-cell>
          <table:table-cell table:style-name="ce10" table:formula="of:=MAX([.I72];ABS([.M72]))" office:value-type="percentage" office:value="0.002088772845953">
            <text:p>0.21%</text:p>
          </table:table-cell>
          <table:table-cell table:number-columns-repeated="3"/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900">
            <text:p>900</text:p>
          </table:table-cell>
          <table:table-cell/>
          <table:table-cell office:value-type="float" office:value="1.523">
            <text:p>1.52</text:p>
          </table:table-cell>
          <table:table-cell office:value-type="float" office:value="65.83">
            <text:p>65.83</text:p>
          </table:table-cell>
          <table:table-cell/>
          <table:table-cell office:value-type="float" office:value="1.524">
            <text:p>1.52</text:p>
          </table:table-cell>
          <table:table-cell office:value-type="float" office:value="65.88">
            <text:p>65.88</text:p>
          </table:table-cell>
          <table:table-cell table:style-name="ce10" table:formula="of:=([.G73]-[.$D73])/[.$D73]" office:value-type="percentage" office:value="0.000656598818122201">
            <text:p>0.07%</text:p>
          </table:table-cell>
          <table:table-cell/>
          <table:table-cell office:value-type="float" office:value="1.52">
            <text:p>1.52</text:p>
          </table:table-cell>
          <table:table-cell office:value-type="float" office:value="65.71">
            <text:p>65.71</text:p>
          </table:table-cell>
          <table:table-cell table:style-name="ce10" table:formula="of:=([.K73]-[.$D73])/[.$D73]" office:value-type="percentage" office:value="-0.00196979645436631">
            <text:p>-0.20%</text:p>
          </table:table-cell>
          <table:table-cell table:style-name="ce10" table:formula="of:=MAX([.I73];ABS([.M73]))" office:value-type="percentage" office:value="0.00196979645436631">
            <text:p>0.20%</text:p>
          </table:table-cell>
          <table:table-cell table:number-columns-repeated="3"/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1000">
            <text:p>1000</text:p>
          </table:table-cell>
          <table:table-cell/>
          <table:table-cell office:value-type="float" office:value="1.089">
            <text:p>1.09</text:p>
          </table:table-cell>
          <table:table-cell office:value-type="float" office:value="65.11">
            <text:p>65.11</text:p>
          </table:table-cell>
          <table:table-cell/>
          <table:table-cell office:value-type="float" office:value="1.091">
            <text:p>1.09</text:p>
          </table:table-cell>
          <table:table-cell office:value-type="float" office:value="65.21">
            <text:p>65.21</text:p>
          </table:table-cell>
          <table:table-cell table:style-name="ce10" table:formula="of:=([.G74]-[.$D74])/[.$D74]" office:value-type="percentage" office:value="0.00183654729109275">
            <text:p>0.18%</text:p>
          </table:table-cell>
          <table:table-cell/>
          <table:table-cell office:value-type="float" office:value="1.088">
            <text:p>1.09</text:p>
          </table:table-cell>
          <table:table-cell office:value-type="float" office:value="65.06">
            <text:p>65.06</text:p>
          </table:table-cell>
          <table:table-cell table:style-name="ce10" table:formula="of:=([.K74]-[.$D74])/[.$D74]" office:value-type="percentage" office:value="-0.000918273645546272">
            <text:p>-0.09%</text:p>
          </table:table-cell>
          <table:table-cell table:style-name="ce10" table:formula="of:=MAX([.I74];ABS([.M74]))" office:value-type="percentage" office:value="0.00183654729109275">
            <text:p>0.18%</text:p>
          </table:table-cell>
          <table:table-cell table:number-columns-repeated="3"/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1100">
            <text:p>1100</text:p>
          </table:table-cell>
          <table:table-cell/>
          <table:table-cell office:value-type="float" office:value="0.6828">
            <text:p>0.68</text:p>
          </table:table-cell>
          <table:table-cell office:value-type="float" office:value="63.7">
            <text:p>63.7</text:p>
          </table:table-cell>
          <table:table-cell/>
          <table:table-cell office:value-type="float" office:value="0.6838">
            <text:p>0.68</text:p>
          </table:table-cell>
          <table:table-cell office:value-type="float" office:value="63.79">
            <text:p>63.79</text:p>
          </table:table-cell>
          <table:table-cell table:style-name="ce10" table:formula="of:=([.G75]-[.$D75])/[.$D75]" office:value-type="percentage" office:value="0.00146455770357352">
            <text:p>0.15%</text:p>
          </table:table-cell>
          <table:table-cell/>
          <table:table-cell office:value-type="float" office:value="0.6822">
            <text:p>0.68</text:p>
          </table:table-cell>
          <table:table-cell office:value-type="float" office:value="63.64">
            <text:p>63.64</text:p>
          </table:table-cell>
          <table:table-cell table:style-name="ce10" table:formula="of:=([.K75]-[.$D75])/[.$D75]" office:value-type="percentage" office:value="-0.000878734622144178">
            <text:p>-0.09%</text:p>
          </table:table-cell>
          <table:table-cell table:style-name="ce10" table:formula="of:=MAX([.I75];ABS([.M75]))" office:value-type="percentage" office:value="0.00146455770357352">
            <text:p>0.15%</text:p>
          </table:table-cell>
          <table:table-cell table:number-columns-repeated="3"/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1200">
            <text:p>1200</text:p>
          </table:table-cell>
          <table:table-cell/>
          <table:table-cell office:value-type="float" office:value="0.3274">
            <text:p>0.33</text:p>
          </table:table-cell>
          <table:table-cell office:value-type="float" office:value="60.53">
            <text:p>60.53</text:p>
          </table:table-cell>
          <table:table-cell/>
          <table:table-cell office:value-type="float" office:value="0.3282">
            <text:p>0.33</text:p>
          </table:table-cell>
          <table:table-cell office:value-type="float" office:value="60.68">
            <text:p>60.68</text:p>
          </table:table-cell>
          <table:table-cell table:style-name="ce10" table:formula="of:=([.G76]-[.$D76])/[.$D76]" office:value-type="percentage" office:value="0.00244349419670118">
            <text:p>0.24%</text:p>
          </table:table-cell>
          <table:table-cell/>
          <table:table-cell office:value-type="float" office:value="0.3268">
            <text:p>0.33</text:p>
          </table:table-cell>
          <table:table-cell office:value-type="float" office:value="60.43">
            <text:p>60.43</text:p>
          </table:table-cell>
          <table:table-cell table:style-name="ce10" table:formula="of:=([.K76]-[.$D76])/[.$D76]" office:value-type="percentage" office:value="-0.00183262064752593">
            <text:p>-0.18%</text:p>
          </table:table-cell>
          <table:table-cell table:style-name="ce10" table:formula="of:=MAX([.I76];ABS([.M76]))" office:value-type="percentage" office:value="0.00244349419670118">
            <text:p>0.24%</text:p>
          </table:table-cell>
          <table:table-cell table:number-columns-repeated="3"/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1300">
            <text:p>1300</text:p>
          </table:table-cell>
          <table:table-cell/>
          <table:table-cell office:value-type="float" office:value="0.08802">
            <text:p>0.09</text:p>
          </table:table-cell>
          <table:table-cell office:value-type="float" office:value="52.01">
            <text:p>52.01</text:p>
          </table:table-cell>
          <table:table-cell/>
          <table:table-cell office:value-type="float" office:value="0.08822">
            <text:p>0.09</text:p>
          </table:table-cell>
          <table:table-cell office:value-type="float" office:value="52.13">
            <text:p>52.13</text:p>
          </table:table-cell>
          <table:table-cell table:style-name="ce10" table:formula="of:=([.G77]-[.$D77])/[.$D77]" office:value-type="percentage" office:value="0.00227221086116798">
            <text:p>0.23%</text:p>
          </table:table-cell>
          <table:table-cell/>
          <table:table-cell office:value-type="float" office:value="0.08792">
            <text:p>0.09</text:p>
          </table:table-cell>
          <table:table-cell office:value-type="float" office:value="51.95">
            <text:p>51.95</text:p>
          </table:table-cell>
          <table:table-cell table:style-name="ce10" table:formula="of:=([.K77]-[.$D77])/[.$D77]" office:value-type="percentage" office:value="-0.00113610543058383">
            <text:p>-0.11%</text:p>
          </table:table-cell>
          <table:table-cell table:style-name="ce10" table:formula="of:=MAX([.I77];ABS([.M77]))" office:value-type="percentage" office:value="0.00227221086116798">
            <text:p>0.23%</text:p>
          </table:table-cell>
          <table:table-cell table:number-columns-repeated="3"/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100">
            <text:p>100</text:p>
          </table:table-cell>
          <table:table-cell/>
          <table:table-cell office:value-type="float" office:value="0.1195">
            <text:p>0.12</text:p>
          </table:table-cell>
          <table:table-cell office:value-type="float" office:value="3.09">
            <text:p>3.09</text:p>
          </table:table-cell>
          <table:table-cell/>
          <table:table-cell office:value-type="float" office:value="0.1195">
            <text:p>0.12</text:p>
          </table:table-cell>
          <table:table-cell office:value-type="float" office:value="3.09">
            <text:p>3.09</text:p>
          </table:table-cell>
          <table:table-cell table:style-name="ce10" table:formula="of:=([.G78]-[.$D78])/[.$D78]" office:value-type="percentage" office:value="0">
            <text:p>0.00%</text:p>
          </table:table-cell>
          <table:table-cell/>
          <table:table-cell office:value-type="float" office:value="0.1191">
            <text:p>0.12</text:p>
          </table:table-cell>
          <table:table-cell office:value-type="float" office:value="3.08">
            <text:p>3.08</text:p>
          </table:table-cell>
          <table:table-cell table:style-name="ce10" table:formula="of:=([.K78]-[.$D78])/[.$D78]" office:value-type="percentage" office:value="-0.00334728033472801">
            <text:p>-0.33%</text:p>
          </table:table-cell>
          <table:table-cell table:style-name="ce10" table:formula="of:=MAX([.I78];ABS([.M78]))" office:value-type="percentage" office:value="0.00334728033472801">
            <text:p>0.33%</text:p>
          </table:table-cell>
          <table:table-cell table:number-columns-repeated="3"/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200">
            <text:p>200</text:p>
          </table:table-cell>
          <table:table-cell/>
          <table:table-cell office:value-type="float" office:value="0.6665">
            <text:p>0.67</text:p>
          </table:table-cell>
          <table:table-cell office:value-type="float" office:value="18.09">
            <text:p>18.09</text:p>
          </table:table-cell>
          <table:table-cell/>
          <table:table-cell office:value-type="float" office:value="0.6679">
            <text:p>0.67</text:p>
          </table:table-cell>
          <table:table-cell office:value-type="float" office:value="18.13">
            <text:p>18.13</text:p>
          </table:table-cell>
          <table:table-cell table:style-name="ce10" table:formula="of:=([.G79]-[.$D79])/[.$D79]" office:value-type="percentage" office:value="0.00210052513128292">
            <text:p>0.21%</text:p>
          </table:table-cell>
          <table:table-cell/>
          <table:table-cell office:value-type="float" office:value="0.6642">
            <text:p>0.66</text:p>
          </table:table-cell>
          <table:table-cell office:value-type="float" office:value="18.03">
            <text:p>18.03</text:p>
          </table:table-cell>
          <table:table-cell table:style-name="ce10" table:formula="of:=([.K79]-[.$D79])/[.$D79]" office:value-type="percentage" office:value="-0.00345086271567887">
            <text:p>-0.35%</text:p>
          </table:table-cell>
          <table:table-cell table:style-name="ce10" table:formula="of:=MAX([.I79];ABS([.M79]))" office:value-type="percentage" office:value="0.00345086271567887">
            <text:p>0.35%</text:p>
          </table:table-cell>
          <table:table-cell table:number-columns-repeated="3"/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300">
            <text:p>300</text:p>
          </table:table-cell>
          <table:table-cell/>
          <table:table-cell office:value-type="float" office:value="1.324">
            <text:p>1.32</text:p>
          </table:table-cell>
          <table:table-cell office:value-type="float" office:value="37.71">
            <text:p>37.71</text:p>
          </table:table-cell>
          <table:table-cell/>
          <table:table-cell office:value-type="float" office:value="1.326">
            <text:p>1.33</text:p>
          </table:table-cell>
          <table:table-cell office:value-type="float" office:value="37.76">
            <text:p>37.76</text:p>
          </table:table-cell>
          <table:table-cell table:style-name="ce10" table:formula="of:=([.G80]-[.$D80])/[.$D80]" office:value-type="percentage" office:value="0.00151057401812689">
            <text:p>0.15%</text:p>
          </table:table-cell>
          <table:table-cell/>
          <table:table-cell office:value-type="float" office:value="1.323">
            <text:p>1.32</text:p>
          </table:table-cell>
          <table:table-cell office:value-type="float" office:value="37.67">
            <text:p>37.67</text:p>
          </table:table-cell>
          <table:table-cell table:style-name="ce10" table:formula="of:=([.K80]-[.$D80])/[.$D80]" office:value-type="percentage" office:value="-0.000755287009063529">
            <text:p>-0.08%</text:p>
          </table:table-cell>
          <table:table-cell table:style-name="ce10" table:formula="of:=MAX([.I80];ABS([.M80]))" office:value-type="percentage" office:value="0.00151057401812689">
            <text:p>0.15%</text:p>
          </table:table-cell>
          <table:table-cell table:number-columns-repeated="3"/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400">
            <text:p>400</text:p>
          </table:table-cell>
          <table:table-cell/>
          <table:table-cell office:value-type="float" office:value="1.595">
            <text:p>1.6</text:p>
          </table:table-cell>
          <table:table-cell office:value-type="float" office:value="48.47">
            <text:p>48.47</text:p>
          </table:table-cell>
          <table:table-cell/>
          <table:table-cell office:value-type="float" office:value="1.597">
            <text:p>1.6</text:p>
          </table:table-cell>
          <table:table-cell office:value-type="float" office:value="48.55">
            <text:p>48.55</text:p>
          </table:table-cell>
          <table:table-cell table:style-name="ce10" table:formula="of:=([.G81]-[.$D81])/[.$D81]" office:value-type="percentage" office:value="0.00125391849529781">
            <text:p>0.13%</text:p>
          </table:table-cell>
          <table:table-cell/>
          <table:table-cell office:value-type="float" office:value="1.593">
            <text:p>1.59</text:p>
          </table:table-cell>
          <table:table-cell office:value-type="float" office:value="48.42">
            <text:p>48.42</text:p>
          </table:table-cell>
          <table:table-cell table:style-name="ce10" table:formula="of:=([.K81]-[.$D81])/[.$D81]" office:value-type="percentage" office:value="-0.00125391849529781">
            <text:p>-0.13%</text:p>
          </table:table-cell>
          <table:table-cell table:style-name="ce10" table:formula="of:=MAX([.I81];ABS([.M81]))" office:value-type="percentage" office:value="0.00125391849529781">
            <text:p>0.13%</text:p>
          </table:table-cell>
          <table:table-cell table:number-columns-repeated="3"/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500">
            <text:p>500</text:p>
          </table:table-cell>
          <table:table-cell/>
          <table:table-cell office:value-type="float" office:value="1.712">
            <text:p>1.71</text:p>
          </table:table-cell>
          <table:table-cell office:value-type="float" office:value="56.32">
            <text:p>56.32</text:p>
          </table:table-cell>
          <table:table-cell/>
          <table:table-cell office:value-type="float" office:value="1.714">
            <text:p>1.71</text:p>
          </table:table-cell>
          <table:table-cell office:value-type="float" office:value="56.38">
            <text:p>56.38</text:p>
          </table:table-cell>
          <table:table-cell table:style-name="ce10" table:formula="of:=([.G82]-[.$D82])/[.$D82]" office:value-type="percentage" office:value="0.00116822429906542">
            <text:p>0.12%</text:p>
          </table:table-cell>
          <table:table-cell/>
          <table:table-cell office:value-type="float" office:value="1.709">
            <text:p>1.71</text:p>
          </table:table-cell>
          <table:table-cell office:value-type="float" office:value="56.23">
            <text:p>56.23</text:p>
          </table:table-cell>
          <table:table-cell table:style-name="ce10" table:formula="of:=([.K82]-[.$D82])/[.$D82]" office:value-type="percentage" office:value="-0.00175233644859807">
            <text:p>-0.18%</text:p>
          </table:table-cell>
          <table:table-cell table:style-name="ce10" table:formula="of:=MAX([.I82];ABS([.M82]))" office:value-type="percentage" office:value="0.00175233644859807">
            <text:p>0.18%</text:p>
          </table:table-cell>
          <table:table-cell table:number-columns-repeated="3"/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600">
            <text:p>600</text:p>
          </table:table-cell>
          <table:table-cell/>
          <table:table-cell office:value-type="float" office:value="1.697">
            <text:p>1.7</text:p>
          </table:table-cell>
          <table:table-cell office:value-type="float" office:value="61.07">
            <text:p>61.07</text:p>
          </table:table-cell>
          <table:table-cell/>
          <table:table-cell office:value-type="float" office:value="1.699">
            <text:p>1.7</text:p>
          </table:table-cell>
          <table:table-cell office:value-type="float" office:value="61.13">
            <text:p>61.13</text:p>
          </table:table-cell>
          <table:table-cell table:style-name="ce10" table:formula="of:=([.G83]-[.$D83])/[.$D83]" office:value-type="percentage" office:value="0.00117855038302888">
            <text:p>0.12%</text:p>
          </table:table-cell>
          <table:table-cell/>
          <table:table-cell office:value-type="float" office:value="1.695">
            <text:p>1.7</text:p>
          </table:table-cell>
          <table:table-cell office:value-type="float" office:value="61">
            <text:p>61</text:p>
          </table:table-cell>
          <table:table-cell table:style-name="ce10" table:formula="of:=([.K83]-[.$D83])/[.$D83]" office:value-type="percentage" office:value="-0.00117855038302888">
            <text:p>-0.12%</text:p>
          </table:table-cell>
          <table:table-cell table:style-name="ce10" table:formula="of:=MAX([.I83];ABS([.M83]))" office:value-type="percentage" office:value="0.00117855038302888">
            <text:p>0.12%</text:p>
          </table:table-cell>
          <table:table-cell table:number-columns-repeated="3"/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700">
            <text:p>700</text:p>
          </table:table-cell>
          <table:table-cell/>
          <table:table-cell office:value-type="float" office:value="1.576">
            <text:p>1.58</text:p>
          </table:table-cell>
          <table:table-cell office:value-type="float" office:value="64.9">
            <text:p>64.9</text:p>
          </table:table-cell>
          <table:table-cell/>
          <table:table-cell office:value-type="float" office:value="1.578">
            <text:p>1.58</text:p>
          </table:table-cell>
          <table:table-cell office:value-type="float" office:value="64.97">
            <text:p>64.97</text:p>
          </table:table-cell>
          <table:table-cell table:style-name="ce10" table:formula="of:=([.G84]-[.$D84])/[.$D84]" office:value-type="percentage" office:value="0.00126903553299492">
            <text:p>0.13%</text:p>
          </table:table-cell>
          <table:table-cell/>
          <table:table-cell office:value-type="float" office:value="1.574">
            <text:p>1.57</text:p>
          </table:table-cell>
          <table:table-cell office:value-type="float" office:value="64.79">
            <text:p>64.79</text:p>
          </table:table-cell>
          <table:table-cell table:style-name="ce10" table:formula="of:=([.K84]-[.$D84])/[.$D84]" office:value-type="percentage" office:value="-0.00126903553299492">
            <text:p>-0.13%</text:p>
          </table:table-cell>
          <table:table-cell table:style-name="ce10" table:formula="of:=MAX([.I84];ABS([.M84]))" office:value-type="percentage" office:value="0.00126903553299492">
            <text:p>0.13%</text:p>
          </table:table-cell>
          <table:table-cell table:number-columns-repeated="3"/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800">
            <text:p>800</text:p>
          </table:table-cell>
          <table:table-cell/>
          <table:table-cell office:value-type="float" office:value="1.389">
            <text:p>1.39</text:p>
          </table:table-cell>
          <table:table-cell office:value-type="float" office:value="66.07">
            <text:p>66.07</text:p>
          </table:table-cell>
          <table:table-cell/>
          <table:table-cell office:value-type="float" office:value="1.392">
            <text:p>1.39</text:p>
          </table:table-cell>
          <table:table-cell office:value-type="float" office:value="66.22">
            <text:p>66.22</text:p>
          </table:table-cell>
          <table:table-cell table:style-name="ce10" table:formula="of:=([.G85]-[.$D85])/[.$D85]" office:value-type="percentage" office:value="0.00215982721382282">
            <text:p>0.22%</text:p>
          </table:table-cell>
          <table:table-cell/>
          <table:table-cell office:value-type="float" office:value="1.385">
            <text:p>1.39</text:p>
          </table:table-cell>
          <table:table-cell office:value-type="float" office:value="65.89">
            <text:p>65.89</text:p>
          </table:table-cell>
          <table:table-cell table:style-name="ce10" table:formula="of:=([.K85]-[.$D85])/[.$D85]" office:value-type="percentage" office:value="-0.00287976961843053">
            <text:p>-0.29%</text:p>
          </table:table-cell>
          <table:table-cell table:style-name="ce10" table:formula="of:=MAX([.I85];ABS([.M85]))" office:value-type="percentage" office:value="0.00287976961843053">
            <text:p>0.29%</text:p>
          </table:table-cell>
          <table:table-cell table:number-columns-repeated="3"/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900">
            <text:p>900</text:p>
          </table:table-cell>
          <table:table-cell/>
          <table:table-cell office:value-type="float" office:value="1.168">
            <text:p>1.17</text:p>
          </table:table-cell>
          <table:table-cell office:value-type="float" office:value="66.84">
            <text:p>66.84</text:p>
          </table:table-cell>
          <table:table-cell/>
          <table:table-cell office:value-type="float" office:value="1.17">
            <text:p>1.17</text:p>
          </table:table-cell>
          <table:table-cell office:value-type="float" office:value="66.97">
            <text:p>66.97</text:p>
          </table:table-cell>
          <table:table-cell table:style-name="ce10" table:formula="of:=([.G86]-[.$D86])/[.$D86]" office:value-type="percentage" office:value="0.00171232876712329">
            <text:p>0.17%</text:p>
          </table:table-cell>
          <table:table-cell/>
          <table:table-cell office:value-type="float" office:value="1.166">
            <text:p>1.17</text:p>
          </table:table-cell>
          <table:table-cell office:value-type="float" office:value="66.73">
            <text:p>66.73</text:p>
          </table:table-cell>
          <table:table-cell table:style-name="ce10" table:formula="of:=([.K86]-[.$D86])/[.$D86]" office:value-type="percentage" office:value="-0.00171232876712329">
            <text:p>-0.17%</text:p>
          </table:table-cell>
          <table:table-cell table:style-name="ce10" table:formula="of:=MAX([.I86];ABS([.M86]))" office:value-type="percentage" office:value="0.00171232876712329">
            <text:p>0.17%</text:p>
          </table:table-cell>
          <table:table-cell table:number-columns-repeated="3"/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1000">
            <text:p>1000</text:p>
          </table:table-cell>
          <table:table-cell/>
          <table:table-cell office:value-type="float" office:value="0.9205">
            <text:p>0.92</text:p>
          </table:table-cell>
          <table:table-cell office:value-type="float" office:value="67.1">
            <text:p>67.1</text:p>
          </table:table-cell>
          <table:table-cell/>
          <table:table-cell office:value-type="float" office:value="0.9225">
            <text:p>0.92</text:p>
          </table:table-cell>
          <table:table-cell office:value-type="float" office:value="67.25">
            <text:p>67.25</text:p>
          </table:table-cell>
          <table:table-cell table:style-name="ce10" table:formula="of:=([.G87]-[.$D87])/[.$D87]" office:value-type="percentage" office:value="0.00217273221075503">
            <text:p>0.22%</text:p>
          </table:table-cell>
          <table:table-cell/>
          <table:table-cell office:value-type="float" office:value="0.9173">
            <text:p>0.92</text:p>
          </table:table-cell>
          <table:table-cell office:value-type="float" office:value="66.87">
            <text:p>66.87</text:p>
          </table:table-cell>
          <table:table-cell table:style-name="ce10" table:formula="of:=([.K87]-[.$D87])/[.$D87]" office:value-type="percentage" office:value="-0.00347637153720814">
            <text:p>-0.35%</text:p>
          </table:table-cell>
          <table:table-cell table:style-name="ce10" table:formula="of:=MAX([.I87];ABS([.M87]))" office:value-type="percentage" office:value="0.00347637153720814">
            <text:p>0.35%</text:p>
          </table:table-cell>
          <table:table-cell table:number-columns-repeated="3"/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1100">
            <text:p>1100</text:p>
          </table:table-cell>
          <table:table-cell/>
          <table:table-cell office:value-type="float" office:value="0.6553">
            <text:p>0.66</text:p>
          </table:table-cell>
          <table:table-cell office:value-type="float" office:value="66.53">
            <text:p>66.53</text:p>
          </table:table-cell>
          <table:table-cell/>
          <table:table-cell office:value-type="float" office:value="0.6565">
            <text:p>0.66</text:p>
          </table:table-cell>
          <table:table-cell office:value-type="float" office:value="66.65">
            <text:p>66.65</text:p>
          </table:table-cell>
          <table:table-cell table:style-name="ce10" table:formula="of:=([.G88]-[.$D88])/[.$D88]" office:value-type="percentage" office:value="0.0018312223409127">
            <text:p>0.18%</text:p>
          </table:table-cell>
          <table:table-cell/>
          <table:table-cell office:value-type="float" office:value="0.6538">
            <text:p>0.65</text:p>
          </table:table-cell>
          <table:table-cell office:value-type="float" office:value="66.38">
            <text:p>66.38</text:p>
          </table:table-cell>
          <table:table-cell table:style-name="ce10" table:formula="of:=([.K88]-[.$D88])/[.$D88]" office:value-type="percentage" office:value="-0.00228902792614062">
            <text:p>-0.23%</text:p>
          </table:table-cell>
          <table:table-cell table:style-name="ce10" table:formula="of:=MAX([.I88];ABS([.M88]))" office:value-type="percentage" office:value="0.00228902792614062">
            <text:p>0.23%</text:p>
          </table:table-cell>
          <table:table-cell table:number-columns-repeated="3"/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1200">
            <text:p>1200</text:p>
          </table:table-cell>
          <table:table-cell/>
          <table:table-cell office:value-type="float" office:value="0.408">
            <text:p>0.41</text:p>
          </table:table-cell>
          <table:table-cell office:value-type="float" office:value="65.32">
            <text:p>65.32</text:p>
          </table:table-cell>
          <table:table-cell/>
          <table:table-cell office:value-type="float" office:value="0.4092">
            <text:p>0.41</text:p>
          </table:table-cell>
          <table:table-cell office:value-type="float" office:value="65.51">
            <text:p>65.51</text:p>
          </table:table-cell>
          <table:table-cell table:style-name="ce10" table:formula="of:=([.G89]-[.$D89])/[.$D89]" office:value-type="percentage" office:value="0.00294117647058818">
            <text:p>0.29%</text:p>
          </table:table-cell>
          <table:table-cell/>
          <table:table-cell office:value-type="float" office:value="0.4073">
            <text:p>0.41</text:p>
          </table:table-cell>
          <table:table-cell office:value-type="float" office:value="65.21">
            <text:p>65.21</text:p>
          </table:table-cell>
          <table:table-cell table:style-name="ce10" table:formula="of:=([.K89]-[.$D89])/[.$D89]" office:value-type="percentage" office:value="-0.00171568627450989">
            <text:p>-0.17%</text:p>
          </table:table-cell>
          <table:table-cell table:style-name="ce10" table:formula="of:=MAX([.I89];ABS([.M89]))" office:value-type="percentage" office:value="0.00294117647058818">
            <text:p>0.29%</text:p>
          </table:table-cell>
          <table:table-cell table:number-columns-repeated="3"/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1300">
            <text:p>1300</text:p>
          </table:table-cell>
          <table:table-cell/>
          <table:table-cell office:value-type="float" office:value="0.1926">
            <text:p>0.19</text:p>
          </table:table-cell>
          <table:table-cell office:value-type="float" office:value="61.36">
            <text:p>61.36</text:p>
          </table:table-cell>
          <table:table-cell/>
          <table:table-cell office:value-type="float" office:value="0.1929">
            <text:p>0.19</text:p>
          </table:table-cell>
          <table:table-cell office:value-type="float" office:value="61.47">
            <text:p>61.47</text:p>
          </table:table-cell>
          <table:table-cell table:style-name="ce10" table:formula="of:=([.G90]-[.$D90])/[.$D90]" office:value-type="percentage" office:value="0.00155763239875387">
            <text:p>0.16%</text:p>
          </table:table-cell>
          <table:table-cell/>
          <table:table-cell office:value-type="float" office:value="0.1923">
            <text:p>0.19</text:p>
          </table:table-cell>
          <table:table-cell office:value-type="float" office:value="61.27">
            <text:p>61.27</text:p>
          </table:table-cell>
          <table:table-cell table:style-name="ce10" table:formula="of:=([.K90]-[.$D90])/[.$D90]" office:value-type="percentage" office:value="-0.00155763239875401">
            <text:p>-0.16%</text:p>
          </table:table-cell>
          <table:table-cell table:style-name="ce10" table:formula="of:=MAX([.I90];ABS([.M90]))" office:value-type="percentage" office:value="0.00155763239875401">
            <text:p>0.16%</text:p>
          </table:table-cell>
          <table:table-cell table:number-columns-repeated="3"/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1400">
            <text:p>1400</text:p>
          </table:table-cell>
          <table:table-cell/>
          <table:table-cell office:value-type="float" office:value="0.0543">
            <text:p>0.05</text:p>
          </table:table-cell>
          <table:table-cell office:value-type="float" office:value="54.9">
            <text:p>54.9</text:p>
          </table:table-cell>
          <table:table-cell/>
          <table:table-cell office:value-type="float" office:value="0.0544">
            <text:p>0.05</text:p>
          </table:table-cell>
          <table:table-cell office:value-type="float" office:value="55">
            <text:p>55</text:p>
          </table:table-cell>
          <table:table-cell table:style-name="ce10" table:formula="of:=([.G91]-[.$D91])/[.$D91]" office:value-type="percentage" office:value="0.00184162062615107">
            <text:p>0.18%</text:p>
          </table:table-cell>
          <table:table-cell/>
          <table:table-cell office:value-type="float" office:value="0.05426">
            <text:p>0.05</text:p>
          </table:table-cell>
          <table:table-cell office:value-type="float" office:value="54.85">
            <text:p>54.85</text:p>
          </table:table-cell>
          <table:table-cell table:style-name="ce10" table:formula="of:=([.K91]-[.$D91])/[.$D91]" office:value-type="percentage" office:value="-0.000736648250460375">
            <text:p>-0.07%</text:p>
          </table:table-cell>
          <table:table-cell table:style-name="ce10" table:formula="of:=MAX([.I91];ABS([.M91]))" office:value-type="percentage" office:value="0.00184162062615107">
            <text:p>0.18%</text:p>
          </table:table-cell>
          <table:table-cell table:number-columns-repeated="3"/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00">
            <text:p>100</text:p>
          </table:table-cell>
          <table:table-cell/>
          <table:table-cell office:value-type="float" office:value="0.06872">
            <text:p>0.07</text:p>
          </table:table-cell>
          <table:table-cell office:value-type="float" office:value="2.67">
            <text:p>2.67</text:p>
          </table:table-cell>
          <table:table-cell/>
          <table:table-cell office:value-type="float" office:value="0.06923">
            <text:p>0.07</text:p>
          </table:table-cell>
          <table:table-cell office:value-type="float" office:value="2.69">
            <text:p>2.69</text:p>
          </table:table-cell>
          <table:table-cell table:style-name="ce10" table:formula="of:=([.G92]-[.$D92])/[.$D92]" office:value-type="percentage" office:value="0.00742142025611171">
            <text:p>0.74%</text:p>
          </table:table-cell>
          <table:table-cell/>
          <table:table-cell office:value-type="float" office:value="0.06872">
            <text:p>0.07</text:p>
          </table:table-cell>
          <table:table-cell office:value-type="float" office:value="2.67">
            <text:p>2.67</text:p>
          </table:table-cell>
          <table:table-cell table:style-name="ce10" table:formula="of:=([.K92]-[.$D92])/[.$D92]" office:value-type="percentage" office:value="0">
            <text:p>0.00%</text:p>
          </table:table-cell>
          <table:table-cell table:style-name="ce10" table:formula="of:=MAX([.I92];ABS([.M92]))" office:value-type="percentage" office:value="0.00742142025611171">
            <text:p>0.74%</text:p>
          </table:table-cell>
          <table:table-cell table:number-columns-repeated="3"/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200">
            <text:p>200</text:p>
          </table:table-cell>
          <table:table-cell/>
          <table:table-cell office:value-type="float" office:value="0.4232">
            <text:p>0.42</text:p>
          </table:table-cell>
          <table:table-cell office:value-type="float" office:value="17.05">
            <text:p>17.05</text:p>
          </table:table-cell>
          <table:table-cell/>
          <table:table-cell office:value-type="float" office:value="0.4247">
            <text:p>0.42</text:p>
          </table:table-cell>
          <table:table-cell office:value-type="float" office:value="17.11">
            <text:p>17.11</text:p>
          </table:table-cell>
          <table:table-cell table:style-name="ce10" table:formula="of:=([.G93]-[.$D93])/[.$D93]" office:value-type="percentage" office:value="0.00354442344045369">
            <text:p>0.35%</text:p>
          </table:table-cell>
          <table:table-cell/>
          <table:table-cell office:value-type="float" office:value="0.4227">
            <text:p>0.42</text:p>
          </table:table-cell>
          <table:table-cell office:value-type="float" office:value="17.03">
            <text:p>17.03</text:p>
          </table:table-cell>
          <table:table-cell table:style-name="ce10" table:formula="of:=([.K93]-[.$D93])/[.$D93]" office:value-type="percentage" office:value="-0.00118147448015123">
            <text:p>-0.12%</text:p>
          </table:table-cell>
          <table:table-cell table:style-name="ce10" table:formula="of:=MAX([.I93];ABS([.M93]))" office:value-type="percentage" office:value="0.00354442344045369">
            <text:p>0.35%</text:p>
          </table:table-cell>
          <table:table-cell table:number-columns-repeated="3"/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300">
            <text:p>300</text:p>
          </table:table-cell>
          <table:table-cell/>
          <table:table-cell office:value-type="float" office:value="0.8297">
            <text:p>0.83</text:p>
          </table:table-cell>
          <table:table-cell office:value-type="float" office:value="35.3">
            <text:p>35.3</text:p>
          </table:table-cell>
          <table:table-cell/>
          <table:table-cell office:value-type="float" office:value="0.8315">
            <text:p>0.83</text:p>
          </table:table-cell>
          <table:table-cell office:value-type="float" office:value="35.38">
            <text:p>35.38</text:p>
          </table:table-cell>
          <table:table-cell table:style-name="ce10" table:formula="of:=([.G94]-[.$D94])/[.$D94]" office:value-type="percentage" office:value="0.0021694588405448">
            <text:p>0.22%</text:p>
          </table:table-cell>
          <table:table-cell/>
          <table:table-cell office:value-type="float" office:value="0.8278">
            <text:p>0.83</text:p>
          </table:table-cell>
          <table:table-cell office:value-type="float" office:value="35.22">
            <text:p>35.22</text:p>
          </table:table-cell>
          <table:table-cell table:style-name="ce10" table:formula="of:=([.K94]-[.$D94])/[.$D94]" office:value-type="percentage" office:value="-0.00228998433168603">
            <text:p>-0.23%</text:p>
          </table:table-cell>
          <table:table-cell table:style-name="ce10" table:formula="of:=MAX([.I94];ABS([.M94]))" office:value-type="percentage" office:value="0.00228998433168603">
            <text:p>0.23%</text:p>
          </table:table-cell>
          <table:table-cell table:number-columns-repeated="3"/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400">
            <text:p>400</text:p>
          </table:table-cell>
          <table:table-cell/>
          <table:table-cell office:value-type="float" office:value="1.081">
            <text:p>1.08</text:p>
          </table:table-cell>
          <table:table-cell office:value-type="float" office:value="48.29">
            <text:p>48.29</text:p>
          </table:table-cell>
          <table:table-cell/>
          <table:table-cell office:value-type="float" office:value="1.082">
            <text:p>1.08</text:p>
          </table:table-cell>
          <table:table-cell office:value-type="float" office:value="48.36">
            <text:p>48.36</text:p>
          </table:table-cell>
          <table:table-cell table:style-name="ce10" table:formula="of:=([.G95]-[.$D95])/[.$D95]" office:value-type="percentage" office:value="0.000925069380203619">
            <text:p>0.09%</text:p>
          </table:table-cell>
          <table:table-cell/>
          <table:table-cell office:value-type="float" office:value="1.08">
            <text:p>1.08</text:p>
          </table:table-cell>
          <table:table-cell office:value-type="float" office:value="48.24">
            <text:p>48.24</text:p>
          </table:table-cell>
          <table:table-cell table:style-name="ce10" table:formula="of:=([.K95]-[.$D95])/[.$D95]" office:value-type="percentage" office:value="-0.000925069380203413">
            <text:p>-0.09%</text:p>
          </table:table-cell>
          <table:table-cell table:style-name="ce10" table:formula="of:=MAX([.I95];ABS([.M95]))" office:value-type="percentage" office:value="0.000925069380203619">
            <text:p>0.09%</text:p>
          </table:table-cell>
          <table:table-cell table:number-columns-repeated="3"/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500">
            <text:p>500</text:p>
          </table:table-cell>
          <table:table-cell/>
          <table:table-cell office:value-type="float" office:value="1.167">
            <text:p>1.17</text:p>
          </table:table-cell>
          <table:table-cell office:value-type="float" office:value="56.22">
            <text:p>56.22</text:p>
          </table:table-cell>
          <table:table-cell/>
          <table:table-cell office:value-type="float" office:value="1.17">
            <text:p>1.17</text:p>
          </table:table-cell>
          <table:table-cell office:value-type="float" office:value="56.38">
            <text:p>56.38</text:p>
          </table:table-cell>
          <table:table-cell table:style-name="ce10" table:formula="of:=([.G96]-[.$D96])/[.$D96]" office:value-type="percentage" office:value="0.00257069408740351">
            <text:p>0.26%</text:p>
          </table:table-cell>
          <table:table-cell/>
          <table:table-cell office:value-type="float" office:value="1.164">
            <text:p>1.16</text:p>
          </table:table-cell>
          <table:table-cell office:value-type="float" office:value="56.09">
            <text:p>56.09</text:p>
          </table:table-cell>
          <table:table-cell table:style-name="ce10" table:formula="of:=([.K96]-[.$D96])/[.$D96]" office:value-type="percentage" office:value="-0.0025706940874037">
            <text:p>-0.26%</text:p>
          </table:table-cell>
          <table:table-cell table:style-name="ce10" table:formula="of:=MAX([.I96];ABS([.M96]))" office:value-type="percentage" office:value="0.0025706940874037">
            <text:p>0.26%</text:p>
          </table:table-cell>
          <table:table-cell table:number-columns-repeated="3"/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600">
            <text:p>600</text:p>
          </table:table-cell>
          <table:table-cell/>
          <table:table-cell office:value-type="float" office:value="1.153">
            <text:p>1.15</text:p>
          </table:table-cell>
          <table:table-cell office:value-type="float" office:value="60.17">
            <text:p>60.17</text:p>
          </table:table-cell>
          <table:table-cell/>
          <table:table-cell office:value-type="float" office:value="1.157">
            <text:p>1.16</text:p>
          </table:table-cell>
          <table:table-cell office:value-type="float" office:value="60.34">
            <text:p>60.34</text:p>
          </table:table-cell>
          <table:table-cell table:style-name="ce10" table:formula="of:=([.G97]-[.$D97])/[.$D97]" office:value-type="percentage" office:value="0.00346921075455334">
            <text:p>0.35%</text:p>
          </table:table-cell>
          <table:table-cell/>
          <table:table-cell office:value-type="float" office:value="1.151">
            <text:p>1.15</text:p>
          </table:table-cell>
          <table:table-cell office:value-type="float" office:value="60.05">
            <text:p>60.05</text:p>
          </table:table-cell>
          <table:table-cell table:style-name="ce10" table:formula="of:=([.K97]-[.$D97])/[.$D97]" office:value-type="percentage" office:value="-0.00173460537727667">
            <text:p>-0.17%</text:p>
          </table:table-cell>
          <table:table-cell table:style-name="ce10" table:formula="of:=MAX([.I97];ABS([.M97]))" office:value-type="percentage" office:value="0.00346921075455334">
            <text:p>0.35%</text:p>
          </table:table-cell>
          <table:table-cell table:number-columns-repeated="3"/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700">
            <text:p>700</text:p>
          </table:table-cell>
          <table:table-cell/>
          <table:table-cell office:value-type="float" office:value="1.098">
            <text:p>1.1</text:p>
          </table:table-cell>
          <table:table-cell office:value-type="float" office:value="64.17">
            <text:p>64.17</text:p>
          </table:table-cell>
          <table:table-cell/>
          <table:table-cell office:value-type="float" office:value="1.1">
            <text:p>1.1</text:p>
          </table:table-cell>
          <table:table-cell office:value-type="float" office:value="64.3">
            <text:p>64.3</text:p>
          </table:table-cell>
          <table:table-cell table:style-name="ce10" table:formula="of:=([.G98]-[.$D98])/[.$D98]" office:value-type="percentage" office:value="0.00182149362477231">
            <text:p>0.18%</text:p>
          </table:table-cell>
          <table:table-cell/>
          <table:table-cell office:value-type="float" office:value="1.096">
            <text:p>1.1</text:p>
          </table:table-cell>
          <table:table-cell office:value-type="float" office:value="64.04">
            <text:p>64.04</text:p>
          </table:table-cell>
          <table:table-cell table:style-name="ce10" table:formula="of:=([.K98]-[.$D98])/[.$D98]" office:value-type="percentage" office:value="-0.00182149362477231">
            <text:p>-0.18%</text:p>
          </table:table-cell>
          <table:table-cell table:style-name="ce10" table:formula="of:=MAX([.I98];ABS([.M98]))" office:value-type="percentage" office:value="0.00182149362477231">
            <text:p>0.18%</text:p>
          </table:table-cell>
          <table:table-cell table:number-columns-repeated="3"/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800">
            <text:p>800</text:p>
          </table:table-cell>
          <table:table-cell/>
          <table:table-cell office:value-type="float" office:value="1.001">
            <text:p>1</text:p>
          </table:table-cell>
          <table:table-cell office:value-type="float" office:value="65.47">
            <text:p>65.47</text:p>
          </table:table-cell>
          <table:table-cell/>
          <table:table-cell office:value-type="float" office:value="1.003">
            <text:p>1</text:p>
          </table:table-cell>
          <table:table-cell office:value-type="float" office:value="65.59">
            <text:p>65.59</text:p>
          </table:table-cell>
          <table:table-cell table:style-name="ce10" table:formula="of:=([.G99]-[.$D99])/[.$D99]" office:value-type="percentage" office:value="0.001998001998002">
            <text:p>0.20%</text:p>
          </table:table-cell>
          <table:table-cell/>
          <table:table-cell office:value-type="float" office:value="0.9986">
            <text:p>1</text:p>
          </table:table-cell>
          <table:table-cell office:value-type="float" office:value="65.33">
            <text:p>65.33</text:p>
          </table:table-cell>
          <table:table-cell table:style-name="ce10" table:formula="of:=([.K99]-[.$D99])/[.$D99]" office:value-type="percentage" office:value="-0.00239760239760224">
            <text:p>-0.24%</text:p>
          </table:table-cell>
          <table:table-cell table:style-name="ce10" table:formula="of:=MAX([.I99];ABS([.M99]))" office:value-type="percentage" office:value="0.00239760239760224">
            <text:p>0.24%</text:p>
          </table:table-cell>
          <table:table-cell table:number-columns-repeated="3"/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900">
            <text:p>900</text:p>
          </table:table-cell>
          <table:table-cell/>
          <table:table-cell office:value-type="float" office:value="0.8782">
            <text:p>0.88</text:p>
          </table:table-cell>
          <table:table-cell office:value-type="float" office:value="67.5">
            <text:p>67.5</text:p>
          </table:table-cell>
          <table:table-cell/>
          <table:table-cell office:value-type="float" office:value="0.8795">
            <text:p>0.88</text:p>
          </table:table-cell>
          <table:table-cell office:value-type="float" office:value="67.6">
            <text:p>67.6</text:p>
          </table:table-cell>
          <table:table-cell table:style-name="ce10" table:formula="of:=([.G100]-[.$D100])/[.$D100]" office:value-type="percentage" office:value="0.00148030061489406">
            <text:p>0.15%</text:p>
          </table:table-cell>
          <table:table-cell/>
          <table:table-cell office:value-type="float" office:value="0.877">
            <text:p>0.88</text:p>
          </table:table-cell>
          <table:table-cell office:value-type="float" office:value="67.41">
            <text:p>67.41</text:p>
          </table:table-cell>
          <table:table-cell table:style-name="ce10" table:formula="of:=([.K100]-[.$D100])/[.$D100]" office:value-type="percentage" office:value="-0.00136643133682543">
            <text:p>-0.14%</text:p>
          </table:table-cell>
          <table:table-cell table:style-name="ce10" table:formula="of:=MAX([.I100];ABS([.M100]))" office:value-type="percentage" office:value="0.00148030061489406">
            <text:p>0.15%</text:p>
          </table:table-cell>
          <table:table-cell table:number-columns-repeated="3"/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000">
            <text:p>1000</text:p>
          </table:table-cell>
          <table:table-cell/>
          <table:table-cell office:value-type="float" office:value="0.7114">
            <text:p>0.71</text:p>
          </table:table-cell>
          <table:table-cell office:value-type="float" office:value="67.83">
            <text:p>67.83</text:p>
          </table:table-cell>
          <table:table-cell/>
          <table:table-cell office:value-type="float" office:value="0.7121">
            <text:p>0.71</text:p>
          </table:table-cell>
          <table:table-cell office:value-type="float" office:value="67.89">
            <text:p>67.89</text:p>
          </table:table-cell>
          <table:table-cell table:style-name="ce10" table:formula="of:=([.G101]-[.$D101])/[.$D101]" office:value-type="percentage" office:value="0.000983975260050652">
            <text:p>0.10%</text:p>
          </table:table-cell>
          <table:table-cell/>
          <table:table-cell office:value-type="float" office:value="0.7099">
            <text:p>0.71</text:p>
          </table:table-cell>
          <table:table-cell office:value-type="float" office:value="67.68">
            <text:p>67.68</text:p>
          </table:table-cell>
          <table:table-cell table:style-name="ce10" table:formula="of:=([.K101]-[.$D101])/[.$D101]" office:value-type="percentage" office:value="-0.00210851841439408">
            <text:p>-0.21%</text:p>
          </table:table-cell>
          <table:table-cell table:style-name="ce10" table:formula="of:=MAX([.I101];ABS([.M101]))" office:value-type="percentage" office:value="0.00210851841439408">
            <text:p>0.21%</text:p>
          </table:table-cell>
          <table:table-cell table:number-columns-repeated="3"/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100">
            <text:p>1100</text:p>
          </table:table-cell>
          <table:table-cell/>
          <table:table-cell office:value-type="float" office:value="0.5645">
            <text:p>0.56</text:p>
          </table:table-cell>
          <table:table-cell office:value-type="float" office:value="68.51">
            <text:p>68.51</text:p>
          </table:table-cell>
          <table:table-cell/>
          <table:table-cell office:value-type="float" office:value="0.5653">
            <text:p>0.57</text:p>
          </table:table-cell>
          <table:table-cell office:value-type="float" office:value="68.6">
            <text:p>68.6</text:p>
          </table:table-cell>
          <table:table-cell table:style-name="ce10" table:formula="of:=([.G102]-[.$D102])/[.$D102]" office:value-type="percentage" office:value="0.0014171833480957">
            <text:p>0.14%</text:p>
          </table:table-cell>
          <table:table-cell/>
          <table:table-cell office:value-type="float" office:value="0.5639">
            <text:p>0.56</text:p>
          </table:table-cell>
          <table:table-cell office:value-type="float" office:value="68.44">
            <text:p>68.44</text:p>
          </table:table-cell>
          <table:table-cell table:style-name="ce10" table:formula="of:=([.K102]-[.$D102])/[.$D102]" office:value-type="percentage" office:value="-0.00106288751107163">
            <text:p>-0.11%</text:p>
          </table:table-cell>
          <table:table-cell table:style-name="ce10" table:formula="of:=MAX([.I102];ABS([.M102]))" office:value-type="percentage" office:value="0.0014171833480957">
            <text:p>0.14%</text:p>
          </table:table-cell>
          <table:table-cell table:number-columns-repeated="3"/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200">
            <text:p>1200</text:p>
          </table:table-cell>
          <table:table-cell/>
          <table:table-cell office:value-type="float" office:value="0.3973">
            <text:p>0.4</text:p>
          </table:table-cell>
          <table:table-cell office:value-type="float" office:value="68.21">
            <text:p>68.21</text:p>
          </table:table-cell>
          <table:table-cell/>
          <table:table-cell office:value-type="float" office:value="0.398">
            <text:p>0.4</text:p>
          </table:table-cell>
          <table:table-cell office:value-type="float" office:value="68.32">
            <text:p>68.32</text:p>
          </table:table-cell>
          <table:table-cell table:style-name="ce10" table:formula="of:=([.G103]-[.$D103])/[.$D103]" office:value-type="percentage" office:value="0.00176189277623956">
            <text:p>0.18%</text:p>
          </table:table-cell>
          <table:table-cell/>
          <table:table-cell office:value-type="float" office:value="0.3968">
            <text:p>0.4</text:p>
          </table:table-cell>
          <table:table-cell office:value-type="float" office:value="68.12">
            <text:p>68.12</text:p>
          </table:table-cell>
          <table:table-cell table:style-name="ce10" table:formula="of:=([.K103]-[.$D103])/[.$D103]" office:value-type="percentage" office:value="-0.00125849484017116">
            <text:p>-0.13%</text:p>
          </table:table-cell>
          <table:table-cell table:style-name="ce10" table:formula="of:=MAX([.I103];ABS([.M103]))" office:value-type="percentage" office:value="0.00176189277623956">
            <text:p>0.18%</text:p>
          </table:table-cell>
          <table:table-cell table:number-columns-repeated="3"/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300">
            <text:p>1300</text:p>
          </table:table-cell>
          <table:table-cell/>
          <table:table-cell office:value-type="float" office:value="0.2397">
            <text:p>0.24</text:p>
          </table:table-cell>
          <table:table-cell office:value-type="float" office:value="66.42">
            <text:p>66.42</text:p>
          </table:table-cell>
          <table:table-cell/>
          <table:table-cell office:value-type="float" office:value="0.24">
            <text:p>0.24</text:p>
          </table:table-cell>
          <table:table-cell office:value-type="float" office:value="66.51">
            <text:p>66.51</text:p>
          </table:table-cell>
          <table:table-cell table:style-name="ce10" table:formula="of:=([.G104]-[.$D104])/[.$D104]" office:value-type="percentage" office:value="0.00125156445556932">
            <text:p>0.13%</text:p>
          </table:table-cell>
          <table:table-cell/>
          <table:table-cell office:value-type="float" office:value="0.2394">
            <text:p>0.24</text:p>
          </table:table-cell>
          <table:table-cell office:value-type="float" office:value="66.35">
            <text:p>66.35</text:p>
          </table:table-cell>
          <table:table-cell table:style-name="ce10" table:formula="of:=([.K104]-[.$D104])/[.$D104]" office:value-type="percentage" office:value="-0.00125156445556956">
            <text:p>-0.13%</text:p>
          </table:table-cell>
          <table:table-cell table:style-name="ce10" table:formula="of:=MAX([.I104];ABS([.M104]))" office:value-type="percentage" office:value="0.00125156445556956">
            <text:p>0.13%</text:p>
          </table:table-cell>
          <table:table-cell table:number-columns-repeated="3"/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400">
            <text:p>1400</text:p>
          </table:table-cell>
          <table:table-cell/>
          <table:table-cell office:value-type="float" office:value="0.1142">
            <text:p>0.11</text:p>
          </table:table-cell>
          <table:table-cell office:value-type="float" office:value="62.7">
            <text:p>62.7</text:p>
          </table:table-cell>
          <table:table-cell/>
          <table:table-cell office:value-type="float" office:value="0.1145">
            <text:p>0.11</text:p>
          </table:table-cell>
          <table:table-cell office:value-type="float" office:value="62.88">
            <text:p>62.88</text:p>
          </table:table-cell>
          <table:table-cell table:style-name="ce10" table:formula="of:=([.G105]-[.$D105])/[.$D105]" office:value-type="percentage" office:value="0.00262697022767071">
            <text:p>0.26%</text:p>
          </table:table-cell>
          <table:table-cell/>
          <table:table-cell office:value-type="float" office:value="0.1141">
            <text:p>0.11</text:p>
          </table:table-cell>
          <table:table-cell office:value-type="float" office:value="62.64">
            <text:p>62.64</text:p>
          </table:table-cell>
          <table:table-cell table:style-name="ce10" table:formula="of:=([.K105]-[.$D105])/[.$D105]" office:value-type="percentage" office:value="-0.000875656742556943">
            <text:p>-0.09%</text:p>
          </table:table-cell>
          <table:table-cell table:style-name="ce10" table:formula="of:=MAX([.I105];ABS([.M105]))" office:value-type="percentage" office:value="0.00262697022767071">
            <text:p>0.26%</text:p>
          </table:table-cell>
          <table:table-cell table:number-columns-repeated="3"/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500">
            <text:p>1500</text:p>
          </table:table-cell>
          <table:table-cell/>
          <table:table-cell office:value-type="float" office:value="0.03199">
            <text:p>0.03</text:p>
          </table:table-cell>
          <table:table-cell office:value-type="float" office:value="55.41">
            <text:p>55.41</text:p>
          </table:table-cell>
          <table:table-cell/>
          <table:table-cell office:value-type="float" office:value="0.03205">
            <text:p>0.03</text:p>
          </table:table-cell>
          <table:table-cell office:value-type="float" office:value="55.5">
            <text:p>55.5</text:p>
          </table:table-cell>
          <table:table-cell table:style-name="ce10" table:formula="of:=([.G106]-[.$D106])/[.$D106]" office:value-type="percentage" office:value="0.00187558612066263">
            <text:p>0.19%</text:p>
          </table:table-cell>
          <table:table-cell/>
          <table:table-cell office:value-type="float" office:value="0.03196">
            <text:p>0.03</text:p>
          </table:table-cell>
          <table:table-cell office:value-type="float" office:value="55.36">
            <text:p>55.36</text:p>
          </table:table-cell>
          <table:table-cell table:style-name="ce10" table:formula="of:=([.K106]-[.$D106])/[.$D106]" office:value-type="percentage" office:value="-0.000937793060331424">
            <text:p>-0.09%</text:p>
          </table:table-cell>
          <table:table-cell table:style-name="ce10" table:formula="of:=MAX([.I106];ABS([.M106]))" office:value-type="percentage" office:value="0.00187558612066263">
            <text:p>0.19%</text:p>
          </table:table-cell>
          <table:table-cell table:number-columns-repeated="3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13"/>
          <table:table-cell table:style-name="ce10" table:formula="of:=MAX([.N2:.N106])" office:value-type="percentage" office:value="0.00742142025611171">
            <text:p>0.74%</text:p>
          </table:table-cell>
          <table:table-cell table:number-columns-repeated="3"/>
        </table:table-row>
        <table:table-row table:style-name="ro2" table:number-rows-repeated="65427">
          <table:table-cell table:number-columns-repeated="17"/>
        </table:table-row>
        <table:table-row table:style-name="ro2">
          <table:table-cell table:number-columns-repeated="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1" number:min-integer-digits="1"/>
    </number:number-style>
    <number:percentage-style style:name="N119">
      <number:number number:decimal-places="1" number:min-integer-digits="1"/>
      <number:text>%</number:text>
    </number:percentag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16:0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3-27T16:01:15</dc:date>
    <dc:creator>Phillip Dudero</dc:creator>
    <meta:generator>OpenOffice.org/3.1$Linux OpenOffice.org_project/310m19$Build-9420</meta:generator>
    <meta:editing-duration>PT00H45M54S</meta:editing-duration>
    <meta:editing-cycles>2</meta:editing-cycles>
    <meta:document-statistic meta:table-count="1" meta:cell-count="11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9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2.787cm" svg:height="9.251cm" chart:class="chart:bar" chart:style-name="ch1">
        <chart:plot-area chart:style-name="ch2" table:cell-range-address="Sheet1.P6:Sheet1.Q15" chart:data-source-has-labels="column" svg:x="0.309cm" svg:y="0.185cm" svg:width="12.223cm" svg:height="8.881cm">
          <chart:axis chart:dimension="x" chart:name="primary-x" chart:style-name="ch3">
            <chart:categories table:cell-range-address="Sheet1.P6:Sheet1.P15"/>
          </chart:axis>
          <chart:axis chart:dimension="y" chart:name="primary-y" chart:style-name="ch4">
            <chart:title svg:x="0.256cm" svg:y="8.74cm" chart:style-name="ch5">
              <text:p># of masspoints with
 unc in [min &lt; unc &lt;= max] per bin</text:p>
            </chart:title>
            <chart:grid chart:style-name="ch6" chart:class="major"/>
          </chart:axis>
          <chart:series chart:style-name="ch7" chart:values-cell-range-address="Sheet1.Q6:Sheet1.Q15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 text:id="Sheet1.P6:Sheet1.P15">0.1%</text:p>
              </table:table-cell>
              <table:table-cell office:value-type="float" office:value="6">
                <text:p text:id="Sheet1.Q6:Sheet1.Q15">6</text:p>
              </table:table-cell>
            </table:table-row>
            <table:table-row>
              <table:table-cell office:value-type="string">
                <text:p>0.2%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0.3%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0.4%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.5%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%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%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%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.9%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%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